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0518" officeooo:paragraph-rsid="000b051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0518" officeooo:paragraph-rsid="000b0518" style:font-weight-asian="bold" style:font-weight-complex="bold"/>
    </style:style>
    <style:style style:name="P3" style:family="paragraph" style:parent-style-name="Standard">
      <style:text-properties fo:font-weight="bold" officeooo:rsid="000cacbc" officeooo:paragraph-rsid="000cacbc" style:font-weight-asian="bold" style:font-weight-complex="bold"/>
    </style:style>
    <style:style style:name="P4" style:family="paragraph" style:parent-style-name="Standard">
      <style:paragraph-properties style:line-height-at-least="0.198in"/>
      <style:text-properties fo:font-weight="bold" officeooo:rsid="00224ce9" officeooo:paragraph-rsid="00224ce9" style:font-weight-asian="bold" style:font-weight-complex="bold"/>
    </style:style>
    <style:style style:name="P5" style:family="paragraph" style:parent-style-name="Standard">
      <style:text-properties fo:font-weight="bold" officeooo:rsid="001008f2" officeooo:paragraph-rsid="001008f2" style:font-weight-asian="bold" style:font-weight-complex="bold"/>
    </style:style>
    <style:style style:name="P6" style:family="paragraph" style:parent-style-name="Standard">
      <style:paragraph-properties style:line-height-at-least="0.198in"/>
      <style:text-properties fo:font-weight="bold" officeooo:rsid="00539cbf" officeooo:paragraph-rsid="00539cbf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officeooo:rsid="001700dc" officeooo:paragraph-rsid="001700dc" style:font-weight-asian="bold" style:font-weight-complex="bold"/>
    </style:style>
    <style:style style:name="P8" style:family="paragraph" style:parent-style-name="Standard">
      <style:paragraph-properties style:line-height-at-least="0.198in"/>
      <style:text-properties fo:font-weight="bold" officeooo:rsid="0057f42a" officeooo:paragraph-rsid="0057f42a" style:font-weight-asian="bold" style:font-weight-complex="bold"/>
    </style:style>
    <style:style style:name="P9" style:family="paragraph" style:parent-style-name="Standard">
      <style:paragraph-properties style:line-height-at-least="0.198in"/>
      <style:text-properties fo:font-weight="bold" officeooo:rsid="005d4ffd" officeooo:paragraph-rsid="005d4ffd" style:font-weight-asian="bold" style:font-weight-complex="bold"/>
    </style:style>
    <style:style style:name="P10" style:family="paragraph" style:parent-style-name="Standard">
      <style:paragraph-properties style:line-height-at-least="0.198in"/>
      <style:text-properties fo:font-weight="bold" officeooo:rsid="0061f212" officeooo:paragraph-rsid="0061f21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b0518" officeooo:paragraph-rsid="000b0518" style:font-weight-asian="normal" style:font-weight-complex="normal"/>
    </style:style>
    <style:style style:name="P12" style:family="paragraph" style:parent-style-name="Standard">
      <style:text-properties fo:font-weight="normal" officeooo:rsid="000cacbc" officeooo:paragraph-rsid="000cacbc" style:font-weight-asian="normal" style:font-weight-complex="normal"/>
    </style:style>
    <style:style style:name="P13" style:family="paragraph" style:parent-style-name="Standard">
      <style:text-properties fo:font-weight="normal" officeooo:rsid="000cacbc" officeooo:paragraph-rsid="0011d8a5" style:font-weight-asian="normal" style:font-weight-complex="normal"/>
    </style:style>
    <style:style style:name="P14" style:family="paragraph" style:parent-style-name="Standard">
      <style:text-properties fo:font-weight="normal" officeooo:rsid="001700dc" officeooo:paragraph-rsid="001700dc" style:font-weight-asian="normal" style:font-weight-complex="normal"/>
    </style:style>
    <style:style style:name="P15" style:family="paragraph" style:parent-style-name="Standard">
      <style:paragraph-properties fo:text-align="end" style:justify-single-word="false"/>
      <style:text-properties fo:font-weight="normal" officeooo:rsid="001700dc" officeooo:paragraph-rsid="001700dc" style:font-weight-asian="normal" style:font-weight-complex="normal"/>
    </style:style>
    <style:style style:name="P16" style:family="paragraph" style:parent-style-name="Standard">
      <style:text-properties fo:font-weight="normal" officeooo:rsid="00211afb" officeooo:paragraph-rsid="00211af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11afb" officeooo:paragraph-rsid="00211afb" style:font-weight-asian="normal" style:font-weight-complex="normal"/>
    </style:style>
    <style:style style:name="P18" style:family="paragraph" style:parent-style-name="Standard">
      <style:paragraph-properties style:line-height-at-least="0.198in"/>
      <style:text-properties fo:font-weight="normal" officeooo:rsid="00224ce9" officeooo:paragraph-rsid="00224ce9" style:font-weight-asian="normal" style:font-weight-complex="normal"/>
    </style:style>
    <style:style style:name="P19" style:family="paragraph" style:parent-style-name="Standard">
      <style:paragraph-properties style:line-height-at-least="0.198in"/>
      <style:text-properties fo:font-weight="normal" officeooo:rsid="0024021f" officeooo:paragraph-rsid="0024021f" style:font-weight-asian="normal" style:font-weight-complex="normal"/>
    </style:style>
    <style:style style:name="P20" style:family="paragraph" style:parent-style-name="Standard">
      <style:paragraph-properties style:line-height-at-least="0.198in"/>
      <style:text-properties fo:font-weight="normal" officeooo:rsid="0026b762" officeooo:paragraph-rsid="0026b762" style:font-weight-asian="normal" style:font-weight-complex="normal"/>
    </style:style>
    <style:style style:name="P21" style:family="paragraph" style:parent-style-name="Standard">
      <style:paragraph-properties style:line-height-at-least="0.198in"/>
      <style:text-properties fo:font-weight="normal" officeooo:rsid="004c9318" officeooo:paragraph-rsid="004c9318" style:font-weight-asian="normal" style:font-weight-complex="normal"/>
    </style:style>
    <style:style style:name="P22" style:family="paragraph" style:parent-style-name="Standard">
      <style:paragraph-properties style:line-height-at-least="0.198in"/>
      <style:text-properties fo:font-weight="normal" officeooo:rsid="004f7aad" officeooo:paragraph-rsid="004f7aad" style:font-weight-asian="normal" style:font-weight-complex="normal"/>
    </style:style>
    <style:style style:name="P23" style:family="paragraph" style:parent-style-name="Standard">
      <style:paragraph-properties style:line-height-at-least="0.198in"/>
      <style:text-properties fo:font-weight="normal" officeooo:rsid="0050476e" officeooo:paragraph-rsid="0050476e" style:font-weight-asian="normal" style:font-weight-complex="normal"/>
    </style:style>
    <style:style style:name="P24" style:family="paragraph" style:parent-style-name="Standard">
      <style:paragraph-properties style:line-height-at-least="0.198in"/>
      <style:text-properties fo:font-weight="normal" officeooo:rsid="00539cbf" officeooo:paragraph-rsid="00539cbf" style:font-weight-asian="normal" style:font-weight-complex="normal"/>
    </style:style>
    <style:style style:name="P25" style:family="paragraph" style:parent-style-name="Standard">
      <style:paragraph-properties style:line-height-at-least="0.198in"/>
      <style:text-properties fo:font-weight="normal" officeooo:rsid="00551c0d" officeooo:paragraph-rsid="00551c0d" style:font-weight-asian="normal" style:font-weight-complex="normal"/>
    </style:style>
    <style:style style:name="P26" style:family="paragraph" style:parent-style-name="Standard">
      <style:paragraph-properties style:line-height-at-least="0.198in"/>
      <style:text-properties fo:font-weight="normal" officeooo:rsid="0057f42a" officeooo:paragraph-rsid="0057f42a" style:font-weight-asian="normal" style:font-weight-complex="normal"/>
    </style:style>
    <style:style style:name="P27" style:family="paragraph" style:parent-style-name="Standard">
      <style:paragraph-properties style:line-height-at-least="0.198in"/>
      <style:text-properties fo:font-weight="normal" officeooo:rsid="005940d1" officeooo:paragraph-rsid="005940d1" style:font-weight-asian="normal" style:font-weight-complex="normal"/>
    </style:style>
    <style:style style:name="P28" style:family="paragraph" style:parent-style-name="Standard">
      <style:paragraph-properties style:line-height-at-least="0.198in"/>
      <style:text-properties fo:font-weight="normal" officeooo:rsid="00595238" officeooo:paragraph-rsid="00595238" style:font-weight-asian="normal" style:font-weight-complex="normal"/>
    </style:style>
    <style:style style:name="P29" style:family="paragraph" style:parent-style-name="Standard">
      <style:paragraph-properties style:line-height-at-least="0.198in"/>
      <style:text-properties fo:font-weight="normal" officeooo:rsid="005a7355" officeooo:paragraph-rsid="005a7355" style:font-weight-asian="normal" style:font-weight-complex="normal"/>
    </style:style>
    <style:style style:name="P30" style:family="paragraph" style:parent-style-name="Standard">
      <style:paragraph-properties style:line-height-at-least="0.198in"/>
      <style:text-properties fo:font-weight="normal" officeooo:rsid="005b95fc" officeooo:paragraph-rsid="005b95fc" style:font-weight-asian="normal" style:font-weight-complex="normal"/>
    </style:style>
    <style:style style:name="P31" style:family="paragraph" style:parent-style-name="Standard">
      <style:paragraph-properties style:line-height-at-least="0.198in"/>
      <style:text-properties fo:font-weight="normal" officeooo:rsid="005d4ffd" officeooo:paragraph-rsid="005d4ffd" style:font-weight-asian="normal" style:font-weight-complex="normal"/>
    </style:style>
    <style:style style:name="P32" style:family="paragraph" style:parent-style-name="Standard">
      <style:paragraph-properties style:line-height-at-least="0.198in"/>
      <style:text-properties fo:font-weight="normal" officeooo:rsid="005fbf58" officeooo:paragraph-rsid="005fbf58" style:font-weight-asian="normal" style:font-weight-complex="normal"/>
    </style:style>
    <style:style style:name="P33" style:family="paragraph" style:parent-style-name="Standard">
      <style:paragraph-properties style:line-height-at-least="0.198in"/>
      <style:text-properties fo:font-weight="normal" officeooo:rsid="0061f212" officeooo:paragraph-rsid="0061f212" style:font-weight-asian="normal" style:font-weight-complex="normal"/>
    </style:style>
    <style:style style:name="P34" style:family="paragraph" style:parent-style-name="Standard">
      <style:text-properties fo:font-weight="normal" officeooo:paragraph-rsid="001008f2"/>
    </style:style>
    <style:style style:name="P35" style:family="paragraph" style:parent-style-name="Standard">
      <style:text-properties fo:font-weight="normal" officeooo:rsid="000cacbc" officeooo:paragraph-rsid="0016f468"/>
    </style:style>
    <style:style style:name="P36" style:family="paragraph" style:parent-style-name="Standard">
      <style:text-properties fo:font-weight="normal" officeooo:rsid="001fd0eb" officeooo:paragraph-rsid="001fd0eb"/>
    </style:style>
    <style:style style:name="P37" style:family="paragraph" style:parent-style-name="Standard">
      <style:paragraph-properties style:line-height-at-least="0.198in"/>
      <style:text-properties fo:font-weight="normal" officeooo:paragraph-rsid="0024021f"/>
    </style:style>
    <style:style style:name="P38" style:family="paragraph" style:parent-style-name="Standard">
      <style:paragraph-properties style:line-height-at-least="0.198in"/>
      <style:text-properties fo:font-weight="normal" officeooo:paragraph-rsid="0028ad63"/>
    </style:style>
    <style:style style:name="P39" style:family="paragraph" style:parent-style-name="Standard">
      <style:text-properties officeooo:paragraph-rsid="000b0518"/>
    </style:style>
    <style:style style:name="P40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41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28ad63" fo:background-color="#1e1e1e"/>
    </style:style>
    <style:style style:name="P42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305907" fo:background-color="#1e1e1e"/>
    </style:style>
    <style:style style:name="P43" style:family="paragraph" style:parent-style-name="Standard">
      <style:text-properties fo:color="#d4d4d4" style:font-name="Droid Sans Mono" fo:font-size="10.5pt" fo:font-weight="normal" officeooo:rsid="00211afb" officeooo:paragraph-rsid="00211afb" fo:background-color="#1e1e1e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211afb" officeooo:paragraph-rsid="00211afb" fo:background-color="#1e1e1e" style:font-weight-asian="normal" style:font-weight-complex="normal"/>
    </style:style>
    <style:style style:name="P45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24021f" officeooo:paragraph-rsid="0024021f" fo:background-color="#1e1e1e" style:font-weight-asian="normal" style:font-weight-complex="normal"/>
    </style:style>
    <style:style style:name="P46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295596" officeooo:paragraph-rsid="00295596" fo:background-color="#1e1e1e" style:font-weight-asian="normal" style:font-weight-complex="normal"/>
    </style:style>
    <style:style style:name="P47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2b5466" officeooo:paragraph-rsid="002b5466" fo:background-color="#1e1e1e" style:font-weight-asian="normal" style:font-weight-complex="normal"/>
    </style:style>
    <style:style style:name="P48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2c82f2" officeooo:paragraph-rsid="002c82f2" fo:background-color="#1e1e1e" style:font-weight-asian="normal" style:font-weight-complex="normal"/>
    </style:style>
    <style:style style:name="P49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2e2d25" officeooo:paragraph-rsid="002e2d25" fo:background-color="#1e1e1e" style:font-weight-asian="normal" style:font-weight-complex="normal"/>
    </style:style>
    <style:style style:name="P50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2e8f3d" officeooo:paragraph-rsid="002e8f3d" fo:background-color="#1e1e1e" style:font-weight-asian="normal" style:font-weight-complex="normal"/>
    </style:style>
    <style:style style:name="P51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3358dd" officeooo:paragraph-rsid="003358dd" fo:background-color="#1e1e1e" style:font-weight-asian="normal" style:font-weight-complex="normal"/>
    </style:style>
    <style:style style:name="P52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355082" officeooo:paragraph-rsid="00355082" fo:background-color="#1e1e1e" style:font-weight-asian="normal" style:font-weight-complex="normal"/>
    </style:style>
    <style:style style:name="P53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385277" officeooo:paragraph-rsid="00385277" fo:background-color="#1e1e1e" style:font-weight-asian="normal" style:font-weight-complex="normal"/>
    </style:style>
    <style:style style:name="P54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3a35c2" officeooo:paragraph-rsid="003a35c2" fo:background-color="#1e1e1e" style:font-weight-asian="normal" style:font-weight-complex="normal"/>
    </style:style>
    <style:style style:name="P55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3e38cf" officeooo:paragraph-rsid="003e38cf" fo:background-color="#1e1e1e" style:font-weight-asian="normal" style:font-weight-complex="normal"/>
    </style:style>
    <style:style style:name="P56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420f79" officeooo:paragraph-rsid="00420f79" fo:background-color="#1e1e1e" style:font-weight-asian="normal" style:font-weight-complex="normal"/>
    </style:style>
    <style:style style:name="P57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43c4ea" officeooo:paragraph-rsid="0043c4ea" fo:background-color="#1e1e1e" style:font-weight-asian="normal" style:font-weight-complex="normal"/>
    </style:style>
    <style:style style:name="P58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45b987" officeooo:paragraph-rsid="0045b987" fo:background-color="#1e1e1e" style:font-weight-asian="normal" style:font-weight-complex="normal"/>
    </style:style>
    <style:style style:name="P59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460437" officeooo:paragraph-rsid="00460437" fo:background-color="#1e1e1e" style:font-weight-asian="normal" style:font-weight-complex="normal"/>
    </style:style>
    <style:style style:name="P60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4931f0" officeooo:paragraph-rsid="004931f0" fo:background-color="#1e1e1e" style:font-weight-asian="normal" style:font-weight-complex="normal"/>
    </style:style>
    <style:style style:name="P61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4af65b" officeooo:paragraph-rsid="004af65b" fo:background-color="#1e1e1e" style:font-weight-asian="normal" style:font-weight-complex="normal"/>
    </style:style>
    <style:style style:name="P62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4b7880" officeooo:paragraph-rsid="004b7880" fo:background-color="#1e1e1e" style:font-weight-asian="normal" style:font-weight-complex="normal"/>
    </style:style>
    <style:style style:name="P63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4f7aad" officeooo:paragraph-rsid="004f7aad" fo:background-color="#1e1e1e" style:font-weight-asian="normal" style:font-weight-complex="normal"/>
    </style:style>
    <style:style style:name="P64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4ff87c" officeooo:paragraph-rsid="004ff87c" fo:background-color="#1e1e1e" style:font-weight-asian="normal" style:font-weight-complex="normal"/>
    </style:style>
    <style:style style:name="P65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50476e" officeooo:paragraph-rsid="0050476e" fo:background-color="#1e1e1e" style:font-weight-asian="normal" style:font-weight-complex="normal"/>
    </style:style>
    <style:style style:name="P66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539cbf" officeooo:paragraph-rsid="00539cbf" fo:background-color="#1e1e1e" style:font-weight-asian="normal" style:font-weight-complex="normal"/>
    </style:style>
    <style:style style:name="P67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5940d1" officeooo:paragraph-rsid="005940d1" fo:background-color="#1e1e1e" style:font-weight-asian="normal" style:font-weight-complex="normal"/>
    </style:style>
    <style:style style:name="P68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5a7355" officeooo:paragraph-rsid="005a7355" fo:background-color="#1e1e1e" style:font-weight-asian="normal" style:font-weight-complex="normal"/>
    </style:style>
    <style:style style:name="P69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5fbf58" officeooo:paragraph-rsid="005fbf58" fo:background-color="#1e1e1e" style:font-weight-asian="normal" style:font-weight-complex="normal"/>
    </style:style>
    <style:style style:name="P70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61f212" officeooo:paragraph-rsid="0061f212" fo:background-color="#1e1e1e" style:font-weight-asian="normal" style:font-weight-complex="normal"/>
    </style:style>
    <style:style style:name="P71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211afb" officeooo:paragraph-rsid="00211afb" fo:background-color="#1e1e1e"/>
    </style:style>
    <style:style style:name="P72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28ad63" officeooo:paragraph-rsid="0028ad63" fo:background-color="#1e1e1e"/>
    </style:style>
    <style:style style:name="P73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370b45" officeooo:paragraph-rsid="00370b45" fo:background-color="#1e1e1e"/>
    </style:style>
    <style:style style:name="P74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4af65b" officeooo:paragraph-rsid="004af65b" fo:background-color="#1e1e1e"/>
    </style:style>
    <style:style style:name="P75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4e5c01" officeooo:paragraph-rsid="004e5c01" fo:background-color="#1e1e1e"/>
    </style:style>
    <style:style style:name="P76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51bbdc" officeooo:paragraph-rsid="0051bbdc" fo:background-color="#1e1e1e"/>
    </style:style>
    <style:style style:name="P77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56f4d6" officeooo:paragraph-rsid="0056f4d6" fo:background-color="#1e1e1e"/>
    </style:style>
    <style:style style:name="P78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608595" officeooo:paragraph-rsid="00608595" fo:background-color="#1e1e1e"/>
    </style:style>
    <style:style style:name="P79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61d583" officeooo:paragraph-rsid="0061d583" fo:background-color="#1e1e1e"/>
    </style:style>
    <style:style style:name="P80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6340e9" officeooo:paragraph-rsid="006340e9" fo:background-color="#1e1e1e"/>
    </style:style>
    <style:style style:name="P81" style:family="paragraph" style:parent-style-name="Standard">
      <style:paragraph-properties style:line-height-at-least="0.198in"/>
    </style:style>
    <style:style style:name="P82" style:family="paragraph" style:parent-style-name="Standard">
      <style:text-properties officeooo:rsid="00156175" officeooo:paragraph-rsid="00156175"/>
    </style:style>
    <style:style style:name="P83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211afb" officeooo:paragraph-rsid="00211afb" fo:background-color="transparent"/>
    </style:style>
    <style:style style:name="P84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25ebb1" officeooo:paragraph-rsid="0025ebb1" fo:background-color="transparent"/>
    </style:style>
    <style:style style:name="P85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2ece49" officeooo:paragraph-rsid="002ece49" fo:background-color="transparent"/>
    </style:style>
    <style:style style:name="P86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2ed04e" officeooo:paragraph-rsid="002ed04e" fo:background-color="transparent" style:font-weight-asian="normal" style:font-weight-complex="normal"/>
    </style:style>
    <style:style style:name="P87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305907" officeooo:paragraph-rsid="00305907" fo:background-color="transparent" style:font-weight-asian="normal" style:font-weight-complex="normal"/>
    </style:style>
    <style:style style:name="P88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3358dd" officeooo:paragraph-rsid="003358dd" fo:background-color="transparent" style:font-weight-asian="normal" style:font-weight-complex="normal"/>
    </style:style>
    <style:style style:name="P89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3373d6" officeooo:paragraph-rsid="003373d6" fo:background-color="transparent" style:font-weight-asian="normal" style:font-weight-complex="normal"/>
    </style:style>
    <style:style style:name="P90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34f0b9" officeooo:paragraph-rsid="0034f0b9" fo:background-color="transparent" style:font-weight-asian="normal" style:font-weight-complex="normal"/>
    </style:style>
    <style:style style:name="P91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355082" officeooo:paragraph-rsid="00355082" fo:background-color="transparent" style:font-weight-asian="normal" style:font-weight-complex="normal"/>
    </style:style>
    <style:style style:name="P92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385277" officeooo:paragraph-rsid="00385277" fo:background-color="transparent" style:font-weight-asian="normal" style:font-weight-complex="normal"/>
    </style:style>
    <style:style style:name="P93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3a35c2" officeooo:paragraph-rsid="003a35c2" fo:background-color="transparent" style:font-weight-asian="normal" style:font-weight-complex="normal"/>
    </style:style>
    <style:style style:name="P94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3c9b06" officeooo:paragraph-rsid="003c9b06" fo:background-color="transparent" style:font-weight-asian="normal" style:font-weight-complex="normal"/>
    </style:style>
    <style:style style:name="P95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3e38cf" officeooo:paragraph-rsid="003e38cf" fo:background-color="transparent" style:font-weight-asian="normal" style:font-weight-complex="normal"/>
    </style:style>
    <style:style style:name="P96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3e6bb7" officeooo:paragraph-rsid="003e6bb7" fo:background-color="transparent" style:font-weight-asian="normal" style:font-weight-complex="normal"/>
    </style:style>
    <style:style style:name="P97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295596" officeooo:paragraph-rsid="00295596" fo:background-color="transparent" style:font-weight-asian="normal" style:font-weight-complex="normal"/>
    </style:style>
    <style:style style:name="P98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2b5466" officeooo:paragraph-rsid="002b5466" fo:background-color="transparent" style:font-weight-asian="normal" style:font-weight-complex="normal"/>
    </style:style>
    <style:style style:name="P99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2c82f2" officeooo:paragraph-rsid="002c82f2" fo:background-color="transparent" style:font-weight-asian="normal" style:font-weight-complex="normal"/>
    </style:style>
    <style:style style:name="P100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2e2d25" officeooo:paragraph-rsid="002e2d25" fo:background-color="transparent" style:font-weight-asian="normal" style:font-weight-complex="normal"/>
    </style:style>
    <style:style style:name="P101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2e8f3d" officeooo:paragraph-rsid="002e8f3d" fo:background-color="transparent" style:font-weight-asian="normal" style:font-weight-complex="normal"/>
    </style:style>
    <style:style style:name="P102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406868" officeooo:paragraph-rsid="00406868" fo:background-color="transparent" style:font-weight-asian="normal" style:font-weight-complex="normal"/>
    </style:style>
    <style:style style:name="P103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420f79" officeooo:paragraph-rsid="00420f79" fo:background-color="transparent" style:font-weight-asian="normal" style:font-weight-complex="normal"/>
    </style:style>
    <style:style style:name="P104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43c4ea" officeooo:paragraph-rsid="0043c4ea" fo:background-color="transparent" style:font-weight-asian="normal" style:font-weight-complex="normal"/>
    </style:style>
    <style:style style:name="P105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44038d" officeooo:paragraph-rsid="0044038d" fo:background-color="transparent" style:font-weight-asian="normal" style:font-weight-complex="normal"/>
    </style:style>
    <style:style style:name="P106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45b987" officeooo:paragraph-rsid="0045b987" fo:background-color="transparent" style:font-weight-asian="normal" style:font-weight-complex="normal"/>
    </style:style>
    <style:style style:name="P107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460437" officeooo:paragraph-rsid="00460437" fo:background-color="transparent" style:font-weight-asian="normal" style:font-weight-complex="normal"/>
    </style:style>
    <style:style style:name="P108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47b615" officeooo:paragraph-rsid="0047b615" fo:background-color="transparent" style:font-weight-asian="normal" style:font-weight-complex="normal"/>
    </style:style>
    <style:style style:name="P109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4931f0" officeooo:paragraph-rsid="004931f0" fo:background-color="transparent" style:font-weight-asian="normal" style:font-weight-complex="normal"/>
    </style:style>
    <style:style style:name="P110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4af65b" officeooo:paragraph-rsid="004af65b" fo:background-color="transparent" style:font-weight-asian="normal" style:font-weight-complex="normal"/>
    </style:style>
    <style:style style:name="P111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4b7880" officeooo:paragraph-rsid="004b7880" fo:background-color="transparent" style:font-weight-asian="normal" style:font-weight-complex="normal"/>
    </style:style>
    <style:style style:name="P112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4ff87c" officeooo:paragraph-rsid="004ff87c" fo:background-color="transparent" style:font-weight-asian="normal" style:font-weight-complex="normal"/>
    </style:style>
    <style:style style:name="P113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370b45" officeooo:paragraph-rsid="00370b45" fo:background-color="transparent"/>
    </style:style>
    <style:style style:name="P114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29073a" officeooo:paragraph-rsid="0029073a" fo:background-color="transparent"/>
    </style:style>
    <style:style style:name="P115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paragraph-rsid="00406868" fo:background-color="transparent"/>
    </style:style>
    <style:style style:name="P116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paragraph-rsid="0044038d" fo:background-color="transparent"/>
    </style:style>
    <style:style style:name="P117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paragraph-rsid="00460437" fo:background-color="transparent"/>
    </style:style>
    <style:style style:name="P118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paragraph-rsid="004af65b" fo:background-color="transparent"/>
    </style:style>
    <style:style style:name="P119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460437" officeooo:paragraph-rsid="00460437" fo:background-color="transparent"/>
    </style:style>
    <style:style style:name="P120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4af65b" officeooo:paragraph-rsid="004af65b" fo:background-color="transparent"/>
    </style:style>
    <style:style style:name="P121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4e5c01" officeooo:paragraph-rsid="004e5c01" fo:background-color="transparent"/>
    </style:style>
    <style:style style:name="P122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56f4d6" officeooo:paragraph-rsid="0056f4d6" fo:background-color="transparent"/>
    </style:style>
    <style:style style:name="P123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574299" officeooo:paragraph-rsid="00574299" fo:background-color="transparent"/>
    </style:style>
    <style:style style:name="P124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5940d1" officeooo:paragraph-rsid="005940d1" fo:background-color="transparent"/>
    </style:style>
    <style:style style:name="P125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608595" officeooo:paragraph-rsid="00608595" fo:background-color="transparent"/>
    </style:style>
    <style:style style:name="P126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61d583" officeooo:paragraph-rsid="0061d583" fo:background-color="transparent"/>
    </style:style>
    <style:style style:name="P127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6340e9" officeooo:paragraph-rsid="006340e9" fo:background-color="transparent"/>
    </style:style>
    <style:style style:name="P128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#1e1e1e"/>
    </style:style>
    <style:style style:name="P129" style:family="paragraph" style:parent-style-name="Standard">
      <style:paragraph-properties style:line-height-at-least="0.198in"/>
      <style:text-properties style:use-window-font-color="true" style:font-name="Droid Sans Mono" fo:font-size="10.5pt" fo:font-weight="bold" officeooo:rsid="002ed04e" officeooo:paragraph-rsid="002ed04e" fo:background-color="transparent" style:font-weight-asian="bold" style:font-weight-complex="bold"/>
    </style:style>
    <style:style style:name="P130" style:family="paragraph" style:parent-style-name="Standard">
      <style:paragraph-properties style:line-height-at-least="0.198in"/>
      <style:text-properties style:use-window-font-color="true" style:font-name="Droid Sans Mono" fo:font-size="10.5pt" fo:font-weight="bold" officeooo:rsid="003aa946" officeooo:paragraph-rsid="003aa946" fo:background-color="transparent" style:font-weight-asian="bold" style:font-weight-complex="bold"/>
    </style:style>
    <style:style style:name="P131" style:family="paragraph" style:parent-style-name="Standard">
      <style:paragraph-properties style:line-height-at-least="0.198in"/>
      <style:text-properties style:use-window-font-color="true" style:font-name="Droid Sans Mono" fo:font-size="10.5pt" fo:font-weight="bold" officeooo:rsid="00295596" officeooo:paragraph-rsid="00295596" fo:background-color="transparent" style:font-weight-asian="bold" style:font-weight-complex="bold"/>
    </style:style>
    <style:style style:name="P132" style:family="paragraph" style:parent-style-name="Standard">
      <style:paragraph-properties style:line-height-at-least="0.198in"/>
      <style:text-properties style:use-window-font-color="true" fo:font-weight="normal" officeooo:rsid="0029073a" officeooo:paragraph-rsid="0029073a" fo:background-color="transparent"/>
    </style:style>
    <style:style style:name="P133" style:family="paragraph" style:parent-style-name="Standard">
      <style:paragraph-properties style:line-height-at-least="0.198in"/>
      <style:text-properties fo:color="#808080" style:font-name="Droid Sans Mono" fo:font-size="10.5pt" fo:font-weight="normal" officeooo:paragraph-rsid="0024021f" fo:background-color="#1e1e1e"/>
    </style:style>
    <style:style style:name="P134" style:family="paragraph" style:parent-style-name="Standard">
      <style:paragraph-properties style:line-height-at-least="0.198in"/>
      <style:text-properties fo:color="#808080" style:font-name="Droid Sans Mono" fo:font-size="10.5pt" fo:font-weight="normal" officeooo:rsid="004ff87c" officeooo:paragraph-rsid="004ff87c" fo:background-color="#1e1e1e" style:font-weight-asian="normal" style:font-weight-complex="normal"/>
    </style:style>
    <style:style style:name="P135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136" style:family="paragraph" style:parent-style-name="Standard">
      <style:paragraph-properties style:line-height-at-least="0.198in"/>
      <style:text-properties fo:color="#6a9955" style:font-name="Droid Sans Mono" fo:font-size="10.5pt" fo:font-weight="normal" officeooo:rsid="00551c0d" officeooo:paragraph-rsid="00551c0d" fo:background-color="#1e1e1e" style:font-weight-asian="normal" style:font-weight-complex="normal"/>
    </style:style>
    <style:style style:name="P137" style:family="paragraph" style:parent-style-name="Standard">
      <style:paragraph-properties style:line-height-at-least="0.198in"/>
      <style:text-properties fo:color="#4ec9b0" style:font-name="Droid Sans Mono" fo:font-size="10.5pt" fo:font-weight="normal" fo:background-color="#1e1e1e"/>
    </style:style>
    <style:style style:name="P138" style:family="paragraph" style:parent-style-name="Standard">
      <style:paragraph-properties style:line-height-at-least="0.198in"/>
      <style:text-properties fo:color="#4ec9b0" style:font-name="Droid Sans Mono" fo:font-size="10.5pt" fo:font-weight="normal" officeooo:paragraph-rsid="004af65b" fo:background-color="#1e1e1e"/>
    </style:style>
    <style:style style:name="P139" style:family="paragraph" style:parent-style-name="Standard">
      <style:paragraph-properties style:line-height-at-least="0.198in"/>
      <style:text-properties fo:color="#4ec9b0" style:font-name="Droid Sans Mono" fo:font-size="10.5pt" fo:font-weight="normal" officeooo:rsid="004af65b" officeooo:paragraph-rsid="004af65b" fo:background-color="#1e1e1e"/>
    </style:style>
    <style:style style:name="P140" style:family="paragraph" style:parent-style-name="Standard">
      <style:paragraph-properties style:line-height-at-least="0.198in"/>
      <style:text-properties fo:color="#ce9178" style:font-name="Droid Sans Mono" fo:font-size="10.5pt" fo:font-weight="normal" fo:background-color="#1e1e1e"/>
    </style:style>
    <style:style style:name="P141" style:family="paragraph" style:parent-style-name="Standard">
      <style:paragraph-properties fo:margin-top="0in" fo:margin-bottom="0.1965in" loext:contextual-spacing="false" style:line-height-at-least="0.198in"/>
    </style:style>
    <style:style style:name="P142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T1" style:family="text">
      <style:text-properties officeooo:rsid="000b05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e9178"/>
    </style:style>
    <style:style style:name="T4" style:family="text">
      <style:text-properties fo:color="#ce9178" style:font-name="Droid Sans Mono" fo:font-size="10.5pt" fo:background-color="#1e1e1e" loext:char-shading-value="0"/>
    </style:style>
    <style:style style:name="T5" style:family="text">
      <style:text-properties fo:color="#ce9178" fo:background-color="#1e1e1e" loext:char-shading-value="0"/>
    </style:style>
    <style:style style:name="T6" style:family="text">
      <style:text-properties fo:color="#d4d4d4" style:font-name="Droid Sans Mono" fo:font-size="10.5pt" fo:background-color="#1e1e1e" loext:char-shading-value="0"/>
    </style:style>
    <style:style style:name="T7" style:family="text">
      <style:text-properties fo:color="#d4d4d4" style:font-name="Droid Sans Mono" fo:font-size="10.5pt" officeooo:rsid="0028ad63" fo:background-color="#1e1e1e" loext:char-shading-value="0"/>
    </style:style>
    <style:style style:name="T8" style:family="text">
      <style:text-properties fo:color="#d4d4d4" fo:font-size="10.5pt" officeooo:rsid="0016f468" fo:background-color="#1e1e1e" loext:char-shading-value="0" style:font-weight-asian="normal" style:font-weight-complex="normal"/>
    </style:style>
    <style:style style:name="T9" style:family="text">
      <style:text-properties fo:color="#d4d4d4" fo:background-color="#1e1e1e" loext:char-shading-value="0"/>
    </style:style>
    <style:style style:name="T10" style:family="text">
      <style:text-properties officeooo:rsid="001008f2" style:font-weight-asian="normal" style:font-weight-complex="normal"/>
    </style:style>
    <style:style style:name="T11" style:family="text">
      <style:text-properties officeooo:rsid="0024021f" style:font-weight-asian="normal" style:font-weight-complex="normal"/>
    </style:style>
    <style:style style:name="T12" style:family="text">
      <style:text-properties officeooo:rsid="0028ad63" style:font-weight-asian="normal" style:font-weight-complex="normal"/>
    </style:style>
    <style:style style:name="T13" style:family="text">
      <style:text-properties officeooo:rsid="00406868" style:font-weight-asian="normal" style:font-weight-complex="normal"/>
    </style:style>
    <style:style style:name="T14" style:family="text">
      <style:text-properties officeooo:rsid="004198d5" style:font-weight-asian="normal" style:font-weight-complex="normal"/>
    </style:style>
    <style:style style:name="T15" style:family="text">
      <style:text-properties officeooo:rsid="0044038d" style:font-weight-asian="normal" style:font-weight-complex="normal"/>
    </style:style>
    <style:style style:name="T16" style:family="text">
      <style:text-properties officeooo:rsid="0045059e" style:font-weight-asian="normal" style:font-weight-complex="normal"/>
    </style:style>
    <style:style style:name="T17" style:family="text">
      <style:text-properties officeooo:rsid="00460437" style:font-weight-asian="normal" style:font-weight-complex="normal"/>
    </style:style>
    <style:style style:name="T18" style:family="text">
      <style:text-properties officeooo:rsid="004af65b" style:font-weight-asian="normal" style:font-weight-complex="normal"/>
    </style:style>
    <style:style style:name="T19" style:family="text">
      <style:text-properties fo:font-size="11pt" fo:font-weight="bold" officeooo:rsid="001203f8" style:font-size-asian="9.60000038146973pt" style:font-weight-asian="bold" style:font-size-complex="11pt" style:font-weight-complex="bold"/>
    </style:style>
    <style:style style:name="T20" style:family="text">
      <style:text-properties fo:font-size="11pt" fo:font-weight="bold" officeooo:rsid="0011d8a5" style:font-size-asian="9.60000038146973pt" style:font-weight-asian="bold" style:font-size-complex="11pt" style:font-weight-complex="bold"/>
    </style:style>
    <style:style style:name="T21" style:family="text">
      <style:text-properties fo:color="#c586c0"/>
    </style:style>
    <style:style style:name="T22" style:family="text">
      <style:text-properties fo:color="#c586c0" fo:background-color="#1e1e1e" loext:char-shading-value="0"/>
    </style:style>
    <style:style style:name="T23" style:family="text">
      <style:text-properties fo:color="#4ec9b0"/>
    </style:style>
    <style:style style:name="T24" style:family="text">
      <style:text-properties fo:color="#4ec9b0" fo:background-color="#1e1e1e" loext:char-shading-value="0"/>
    </style:style>
    <style:style style:name="T25" style:family="text">
      <style:text-properties fo:color="#dcdcaa"/>
    </style:style>
    <style:style style:name="T26" style:family="text">
      <style:text-properties fo:color="#9cdcfe"/>
    </style:style>
    <style:style style:name="T27" style:family="text">
      <style:text-properties fo:color="#9cdcfe" style:font-name="Droid Sans Mono" fo:font-size="10.5pt" fo:background-color="#1e1e1e" loext:char-shading-value="0"/>
    </style:style>
    <style:style style:name="T28" style:family="text">
      <style:text-properties fo:color="#9cdcfe" fo:background-color="#1e1e1e" loext:char-shading-value="0"/>
    </style:style>
    <style:style style:name="T29" style:family="text">
      <style:text-properties style:font-name="Droid Sans Mono" fo:font-size="10.5pt"/>
    </style:style>
    <style:style style:name="T30" style:family="text">
      <style:text-properties style:font-name="Droid Sans Mono" fo:font-size="10.5pt" officeooo:rsid="0028ad63"/>
    </style:style>
    <style:style style:name="T31" style:family="text">
      <style:text-properties fo:color="#569cd6"/>
    </style:style>
    <style:style style:name="T32" style:family="text">
      <style:text-properties fo:color="#569cd6" style:font-name="Droid Sans Mono" fo:font-size="10.5pt" fo:background-color="#1e1e1e" loext:char-shading-value="0"/>
    </style:style>
    <style:style style:name="T33" style:family="text">
      <style:text-properties fo:color="#569cd6" fo:background-color="#1e1e1e" loext:char-shading-value="0"/>
    </style:style>
    <style:style style:name="T34" style:family="text">
      <style:text-properties fo:color="#4fc1ff"/>
    </style:style>
    <style:style style:name="T35" style:family="text">
      <style:text-properties fo:color="#808080"/>
    </style:style>
    <style:style style:name="T36" style:family="text">
      <style:text-properties fo:color="#808080" style:font-name="Droid Sans Mono" fo:font-size="10.5pt" fo:background-color="#1e1e1e" loext:char-shading-value="0"/>
    </style:style>
    <style:style style:name="T37" style:family="text">
      <style:text-properties fo:color="#808080" fo:background-color="#1e1e1e" loext:char-shading-value="0"/>
    </style:style>
    <style:style style:name="T38" style:family="text">
      <style:text-properties fo:color="#b5cea8"/>
    </style:style>
    <style:style style:name="T39" style:family="text">
      <style:text-properties officeooo:rsid="003174ef"/>
    </style:style>
    <style:style style:name="T40" style:family="text">
      <style:text-properties officeooo:rsid="003e14ee"/>
    </style:style>
    <style:style style:name="T41" style:family="text">
      <style:text-properties officeooo:rsid="00518d28"/>
    </style:style>
    <style:style style:name="T42" style:family="text">
      <style:text-properties fo:color="#d7ba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SIN SAJT U DJANGU KORAK PO KORAK!!</text:p>
      <text:p text:style-name="P1"/>
      <text:p text:style-name="P2"/>
      <text:p text:style-name="P2">1. Korak</text:p>
      <text:p text:style-name="P11"/>
      <text:p text:style-name="P11">Setapuj svoj virtual enviroment kroz 3 <text:s/>komande. </text:p>
      <text:p text:style-name="P39"/>
      <text:p text:style-name="P39"><text:span text:style-name="T1">1.</text:span>pipenv install django</text:p>
      <text:p text:style-name="P39"/>
      <text:p text:style-name="P39"><text:span text:style-name="T1">2.</text:span>pip3 install pipenv</text:p>
      <text:p text:style-name="P82"/>
      <text:p text:style-name="P39"><text:span text:style-name="T1">3,</text:span>pipenv shell</text:p>
      <text:p text:style-name="P39"/>
      <text:p text:style-name="P3">2.Korak</text:p>
      <text:p text:style-name="P3"/>
      <text:p text:style-name="P12">Ukucas <text:span text:style-name="T2">django-admin startproject ecommerce</text:span></text:p>
      <text:p text:style-name="P12">Onda udjes u ecommerce, uradis <text:span text:style-name="T2">python3 manage.py runserver</text:span> I vidis onu raketicu</text:p>
      <text:p text:style-name="P13">Unutar ecommerca ukucas <text:span text:style-name="T19">python3 manage.py startapp </text:span><text:span text:style-name="T20">store</text:span></text:p>
      <text:p text:style-name="P34"><text:span text:style-name="T10">Onda odes u settings.py I na 40toj liniji konfigurises aplikaciju </text:span><text:span text:style-name="T4">'store.apps.StoreConfig'</text:span><text:span text:style-name="T6">,</text:span></text:p>
      <text:p text:style-name="P36"/>
      <text:p text:style-name="P35"><text:span text:style-name="Source_20_Text"><text:span text:style-name="T8"/></text:span></text:p>
      <text:p text:style-name="P5">3.Korak</text:p>
      <text:p text:style-name="P14"/>
      <text:p text:style-name="P16">Pravljenje templetova:</text:p>
      <text:p text:style-name="P16">U store folderu napravis folder templates I u njemu napravis folder opet store koji ce u sebi imati html fajlove</text:p>
      <text:p text:style-name="P16"/>
      <text:p text:style-name="P16">Onda odes u views.py I napises:</text:p>
      <text:p text:style-name="P43"><text:span text:style-name="T31">def</text:span> <text:span text:style-name="T25">store</text:span>(<text:span text:style-name="T26">request</text:span>):</text:p>
      <text:p text:style-name="P40"><text:span text:style-name="T21">return</text:span> <text:span text:style-name="T25">render</text:span>(<text:span text:style-name="T26">request</text:span>, <text:span text:style-name="T3">'store/index.html'</text:span>)</text:p>
      <text:p text:style-name="P16"/>
      <text:p text:style-name="P17">Onda unutar 1. store foldera (koji ima u sebi views, admin, models itd) napravi fajl urls.py</text:p>
      <text:p text:style-name="P17"/>
      <text:p text:style-name="P17">Unutar urls.py napisi sledece:</text:p>
      <text:p text:style-name="P17"/>
      <text:p text:style-name="P44"><text:span text:style-name="T21">from</text:span> <text:span text:style-name="T23">django</text:span>.<text:span text:style-name="T23">urls</text:span> <text:span text:style-name="T21">import</text:span> <text:span text:style-name="T25">path</text:span></text:p>
      <text:p text:style-name="P40"><text:span text:style-name="T21">from</text:span> . <text:span text:style-name="T21">import</text:span> <text:span text:style-name="T23">views</text:span></text:p>
      <text:p text:style-name="P81"/>
      <text:p text:style-name="P40"><text:span text:style-name="T26">urlpatterns</text:span> = [</text:p>
      <text:p text:style-name="P40"><text:span text:style-name="T25">path</text:span>(<text:span text:style-name="T3">''</text:span>, <text:span text:style-name="T23">views</text:span>.<text:span text:style-name="T25">store</text:span>, <text:span text:style-name="T26">name</text:span>=<text:span text:style-name="T3">'store'</text:span>)</text:p>
      <text:p text:style-name="P40">]</text:p>
      <text:p text:style-name="P40"/>
      <text:p text:style-name="P83">Unutar ecommerce/urls.py napisi sledece:</text:p>
      <text:p text:style-name="P83"/>
      <text:p text:style-name="P71"><text:span text:style-name="T21">from</text:span> <text:span text:style-name="T23">django</text:span>.<text:span text:style-name="T23">contrib</text:span> <text:span text:style-name="T21">import</text:span> <text:span text:style-name="T23">admin</text:span></text:p>
      <text:p text:style-name="P40"><text:span text:style-name="T21">from</text:span> <text:span text:style-name="T23">django</text:span>.<text:span text:style-name="T23">urls</text:span> <text:span text:style-name="T21">import</text:span> <text:span text:style-name="T25">path</text:span>, <text:span text:style-name="T25">include</text:span></text:p>
      <text:p text:style-name="P81"/>
      <text:p text:style-name="P40"><text:span text:style-name="T26">urlpatterns</text:span> = [</text:p>
      <text:p text:style-name="P40"><text:span text:style-name="T25">path</text:span>(<text:span text:style-name="T3">"admin/"</text:span>, <text:span text:style-name="T23">admin</text:span>.<text:span text:style-name="T26">site</text:span>.<text:span text:style-name="T26">urls</text:span>),</text:p>
      <text:p text:style-name="P40"><text:soft-page-break/><text:span text:style-name="T25">path</text:span>(<text:span text:style-name="T3">''</text:span>, <text:span text:style-name="T25">include</text:span>(<text:span text:style-name="T3">'store.urls'</text:span>))</text:p>
      <text:p text:style-name="P40">]</text:p>
      <text:p text:style-name="P40"/>
      <text:p text:style-name="P18">Ovako isto napravi I za ostale templejtove</text:p>
      <text:p text:style-name="P18"/>
      <text:p text:style-name="P4">4.Korak</text:p>
      <text:p text:style-name="P18"/>
      <text:p text:style-name="P18">Unutar ecommerce foldera napravi static <text:s/>folder I unutar njega napravi foldere css I images. Unutar css foldera napravi main.css</text:p>
      <text:p text:style-name="P18"/>
      <text:p text:style-name="P19">Onda odes u settings.py I ispod STATIC_URL napisi sledece:</text:p>
      <text:p text:style-name="P45"><text:span text:style-name="T34">STATICFILES_DIRS</text:span> = [</text:p>
      <text:p text:style-name="P40"><text:span text:style-name="T23">os</text:span>.<text:span text:style-name="T26">path</text:span>.<text:span text:style-name="T25">join</text:span>(<text:span text:style-name="T34">BASE_DIR</text:span>, <text:span text:style-name="T3">'static'</text:span>)</text:p>
      <text:p text:style-name="P40">]</text:p>
      <text:p text:style-name="P19"/>
      <text:p text:style-name="P19">Onda idi gore u settings.py I importuj os</text:p>
      <text:p text:style-name="P19"/>
      <text:p text:style-name="P37"><text:span text:style-name="T11">Da bi koristio stil iz <text:s/>static foldera moras otici na html stranicu I gore napisati </text:span><text:span text:style-name="T6">{% load static %}</text:span></text:p>
      <text:p text:style-name="P19"/>
      <text:p text:style-name="P37"><text:span text:style-name="T11">Zatim u headu napravis </text:span><text:span text:style-name="T36">&lt;</text:span><text:span text:style-name="T32">link</text:span><text:span text:style-name="T6"> </text:span><text:span text:style-name="T27">rel</text:span><text:span text:style-name="T6">=</text:span><text:span text:style-name="T4">"stylesheet"</text:span><text:span text:style-name="T6"> </text:span><text:span text:style-name="T27">href</text:span><text:span text:style-name="T6">=</text:span><text:span text:style-name="T4">"{% static 'css/main.css' %}"</text:span><text:span text:style-name="T36">&gt;</text:span></text:p>
      <text:p text:style-name="P133"/>
      <text:p text:style-name="P84">To isto uradi I za sliku</text:p>
      <text:p text:style-name="P19"/>
      <text:p text:style-name="P20">Zatim dodaj bootstrap</text:p>
      <text:p text:style-name="P20"/>
      <text:p text:style-name="P38"><text:span text:style-name="T12">napravi u templejtima nav.html I u indexu ukucaj </text:span><text:span text:style-name="T6">{%include 'store/nav.html'%} {% block content %} </text:span><text:span text:style-name="T7">{% endblock %}</text:span></text:p>
      <text:p text:style-name="P72"/>
      <text:p text:style-name="P132"><text:span text:style-name="T30">N</text:span><text:span text:style-name="T29">apravi I stilizuj sve ostale templejtove</text:span></text:p>
      <text:p text:style-name="P114"/>
      <text:p text:style-name="P131">5.Korak</text:p>
      <text:p text:style-name="P97"/>
      <text:p text:style-name="P97">Napravi modele:</text:p>
      <text:p text:style-name="P97"/>
      <text:p text:style-name="P97">1.model ti je Customer model koji ide:</text:p>
      <text:p text:style-name="P97"/>
      <text:p text:style-name="P46"><text:span text:style-name="T31">class</text:span> <text:span text:style-name="T23">Customer</text:span>(<text:span text:style-name="T23">models</text:span>.<text:span text:style-name="T23">Model</text:span>):</text:p>
      <text:p text:style-name="P40"><text:span text:style-name="T26">user</text:span> = <text:span text:style-name="T23">models</text:span>.<text:span text:style-name="T23">OneToOneField</text:span>(<text:span text:style-name="T23">User</text:span>, <text:span text:style-name="T26">null</text:span>=<text:span text:style-name="T31">True</text:span>, <text:span text:style-name="T26">blank</text:span>=<text:span text:style-name="T31">True</text:span>, <text:span text:style-name="T26">on_delete</text:span>=<text:span text:style-name="T23">models</text:span>.<text:span text:style-name="T25">CASCADE</text:span>)</text:p>
      <text:p text:style-name="P40"><text:span text:style-name="T26">name</text:span> = <text:span text:style-name="T23">models</text:span>.<text:span text:style-name="T23">CharField</text:span>(<text:span text:style-name="T26">max_length</text:span>=<text:span text:style-name="T38">200</text:span>, <text:span text:style-name="T26">null</text:span>=<text:span text:style-name="T31">True</text:span>)</text:p>
      <text:p text:style-name="P40"><text:span text:style-name="T26">email</text:span> = <text:span text:style-name="T23">models</text:span>.<text:span text:style-name="T23">CharField</text:span>(<text:span text:style-name="T26">max_length</text:span>=<text:span text:style-name="T38">200</text:span>, <text:span text:style-name="T26">null</text:span>=<text:span text:style-name="T31">True</text:span>)</text:p>
      <text:p text:style-name="P40"><text:span text:style-name="T26">state</text:span> = <text:span text:style-name="T23">models</text:span>.<text:span text:style-name="T23">CharField</text:span>(<text:span text:style-name="T26">max_length</text:span>=<text:span text:style-name="T38">200</text:span>, <text:span text:style-name="T26">null</text:span>=<text:span text:style-name="T31">True</text:span>)</text:p>
      <text:p text:style-name="P40"><text:span text:style-name="T26">city</text:span> = <text:span text:style-name="T23">models</text:span>.<text:span text:style-name="T23">CharField</text:span>(<text:span text:style-name="T26">max_length</text:span>=<text:span text:style-name="T38">200</text:span>, <text:span text:style-name="T26">null</text:span>=<text:span text:style-name="T31">True</text:span>)</text:p>
      <text:p text:style-name="P40"><text:span text:style-name="T26">adress</text:span> = <text:span text:style-name="T23">models</text:span>.<text:span text:style-name="T23">CharField</text:span>(<text:span text:style-name="T26">max_length</text:span>=<text:span text:style-name="T38">200</text:span>, <text:span text:style-name="T26">null</text:span>=<text:span text:style-name="T31">True</text:span>)</text:p>
      <text:p text:style-name="P81"/>
      <text:p text:style-name="P40"><text:span text:style-name="T31">def</text:span> <text:span text:style-name="T25">__str__</text:span>(<text:span text:style-name="T26">self</text:span>):</text:p>
      <text:p text:style-name="P40"><text:span text:style-name="T21">return</text:span> <text:span text:style-name="T26">self</text:span>.<text:span text:style-name="T26">name</text:span></text:p>
      <text:p text:style-name="P97"/>
      <text:p text:style-name="P98"><text:soft-page-break/>2. Model:</text:p>
      <text:p text:style-name="P98"/>
      <text:p text:style-name="P47"><text:span text:style-name="T31">class</text:span> <text:span text:style-name="T23">Product</text:span>(<text:span text:style-name="T23">models</text:span>.<text:span text:style-name="T23">Model</text:span>):</text:p>
      <text:p text:style-name="P40"><text:span text:style-name="T26">name</text:span> = <text:span text:style-name="T23">models</text:span>.<text:span text:style-name="T23">CharField</text:span>(<text:span text:style-name="T26">max_length</text:span>=<text:span text:style-name="T38">200</text:span>)</text:p>
      <text:p text:style-name="P40"><text:span text:style-name="T26">price</text:span> = <text:span text:style-name="T23">models</text:span>.<text:span text:style-name="T23">DecimalField</text:span>(<text:span text:style-name="T26">max_digits</text:span>=<text:span text:style-name="T38">7</text:span>, <text:span text:style-name="T26">decimal_places</text:span>=<text:span text:style-name="T38">2</text:span>)</text:p>
      <text:p text:style-name="P40"><text:span text:style-name="T26">digital</text:span> = <text:span text:style-name="T23">models</text:span>.<text:span text:style-name="T23">BooleanField</text:span>(<text:span text:style-name="T26">default</text:span>=<text:span text:style-name="T31">False</text:span>, <text:span text:style-name="T26">null</text:span>=<text:span text:style-name="T31">True</text:span>, <text:span text:style-name="T26">blank</text:span>=<text:span text:style-name="T31">True</text:span>)</text:p>
      <text:p text:style-name="P40"><text:span text:style-name="T26">image</text:span> = <text:span text:style-name="T23">models</text:span>.<text:span text:style-name="T23">ImageField</text:span>(<text:span text:style-name="T26">null</text:span>=<text:span text:style-name="T31">True</text:span>, <text:span text:style-name="T26">blank</text:span>=<text:span text:style-name="T31">True</text:span>)</text:p>
      <text:p text:style-name="P81"/>
      <text:p text:style-name="P40"><text:span text:style-name="T31">def</text:span> <text:span text:style-name="T25">__str__</text:span>(<text:span text:style-name="T26">self</text:span>):</text:p>
      <text:p text:style-name="P40"><text:span text:style-name="T21">return</text:span> <text:span text:style-name="T26">self</text:span>.<text:span text:style-name="T26">name</text:span></text:p>
      <text:p text:style-name="P98"/>
      <text:p text:style-name="P99">3.Model:</text:p>
      <text:p text:style-name="P99"/>
      <text:p text:style-name="P48"><text:span text:style-name="T31">class</text:span> <text:span text:style-name="T23">Order</text:span>(<text:span text:style-name="T23">models</text:span>.<text:span text:style-name="T23">Model</text:span>):</text:p>
      <text:p text:style-name="P40"><text:span text:style-name="T26">customer</text:span> = <text:span text:style-name="T23">models</text:span>.<text:span text:style-name="T23">ForeignKey</text:span>(<text:span text:style-name="T23">Customer</text:span>, <text:span text:style-name="T26">on_delete</text:span>=<text:span text:style-name="T23">models</text:span>.<text:span text:style-name="T25">SET_NULL</text:span>, <text:span text:style-name="T26">null</text:span>=<text:span text:style-name="T31">True</text:span>, <text:span text:style-name="T26">blank</text:span>=<text:span text:style-name="T31">True</text:span>)</text:p>
      <text:p text:style-name="P40"><text:span text:style-name="T26">date_ordered</text:span> = <text:span text:style-name="T23">models</text:span>.<text:span text:style-name="T23">DateTimeField</text:span>(<text:span text:style-name="T26">auto_now_add</text:span>=<text:span text:style-name="T31">True</text:span>)</text:p>
      <text:p text:style-name="P40"><text:span text:style-name="T26">complete</text:span> = <text:span text:style-name="T23">models</text:span>.<text:span text:style-name="T23">BooleanField</text:span>(<text:span text:style-name="T26">default</text:span>=<text:span text:style-name="T31">False</text:span>)</text:p>
      <text:p text:style-name="P40"><text:span text:style-name="T26">transaction_id</text:span> = <text:span text:style-name="T23">models</text:span>.<text:span text:style-name="T23">CharField</text:span>(<text:span text:style-name="T26">max_length</text:span>=<text:span text:style-name="T38">100</text:span>, <text:span text:style-name="T26">null</text:span>=<text:span text:style-name="T31">True</text:span>)</text:p>
      <text:p text:style-name="P81"/>
      <text:p text:style-name="P40"><text:span text:style-name="T31">def</text:span> <text:span text:style-name="T25">__str__</text:span>(<text:span text:style-name="T26">self</text:span>):</text:p>
      <text:p text:style-name="P40"><text:span text:style-name="T21">return</text:span> <text:span text:style-name="T23">str</text:span>(<text:span text:style-name="T26">self</text:span>.id)</text:p>
      <text:p text:style-name="P99"/>
      <text:p text:style-name="P100">4.Model:</text:p>
      <text:p text:style-name="P100"/>
      <text:p text:style-name="P49"><text:span text:style-name="T31">class</text:span> <text:span text:style-name="T23">OrderItem</text:span>(<text:span text:style-name="T23">models</text:span>.<text:span text:style-name="T23">Model</text:span>):</text:p>
      <text:p text:style-name="P40"><text:span text:style-name="T26">product</text:span> = <text:span text:style-name="T23">models</text:span>.<text:span text:style-name="T23">ForeignKey</text:span>(<text:span text:style-name="T23">Product</text:span>, <text:span text:style-name="T26">on_delete</text:span>=<text:span text:style-name="T23">models</text:span>.<text:span text:style-name="T25">SET_NULL</text:span>, <text:span text:style-name="T26">null</text:span>=<text:span text:style-name="T31">True</text:span>)</text:p>
      <text:p text:style-name="P40"><text:span text:style-name="T26">order</text:span> = <text:span text:style-name="T23">models</text:span>.<text:span text:style-name="T23">ForeignKey</text:span>(<text:span text:style-name="T23">Order</text:span>, <text:span text:style-name="T26">on_delete</text:span>=<text:span text:style-name="T23">models</text:span>.<text:span text:style-name="T25">SET_NULL</text:span>, <text:span text:style-name="T26">null</text:span>=<text:span text:style-name="T31">True</text:span>)</text:p>
      <text:p text:style-name="P40"><text:span text:style-name="T26">quantity</text:span> = <text:span text:style-name="T23">models</text:span>.<text:span text:style-name="T23">IntegerField</text:span>(<text:span text:style-name="T26">default</text:span>=<text:span text:style-name="T38">0</text:span>, <text:span text:style-name="T26">null</text:span>=<text:span text:style-name="T31">True</text:span>, <text:span text:style-name="T26">blank</text:span>=<text:span text:style-name="T31">True</text:span>)</text:p>
      <text:p text:style-name="P40"><text:span text:style-name="T26">date_added</text:span> = <text:span text:style-name="T23">models</text:span>.<text:span text:style-name="T23">DateTimeField</text:span>(<text:span text:style-name="T26">auto_now_add</text:span>=<text:span text:style-name="T31">True</text:span>)</text:p>
      <text:p text:style-name="P40"/>
      <text:p text:style-name="P101">Zatim te modele registruj u admin.py:</text:p>
      <text:p text:style-name="P101"/>
      <text:p text:style-name="P50"><text:span text:style-name="T21">from</text:span> <text:span text:style-name="T23">django</text:span>.<text:span text:style-name="T23">contrib</text:span> <text:span text:style-name="T21">import</text:span> <text:span text:style-name="T23">admin</text:span></text:p>
      <text:p text:style-name="P40"><text:span text:style-name="T21">from</text:span> .<text:span text:style-name="T23">models</text:span> <text:span text:style-name="T21">import</text:span> *</text:p>
      <text:p text:style-name="P81"/>
      <text:p text:style-name="P135"># Register your models here.</text:p>
      <text:p text:style-name="P40"><text:span text:style-name="T23">admin</text:span>.<text:span text:style-name="T26">site</text:span>.<text:span text:style-name="T25">register</text:span>(<text:span text:style-name="T23">Customer</text:span>)</text:p>
      <text:p text:style-name="P40"><text:span text:style-name="T23">admin</text:span>.<text:span text:style-name="T26">site</text:span>.<text:span text:style-name="T25">register</text:span>(<text:span text:style-name="T23">Product</text:span>)</text:p>
      <text:p text:style-name="P40"><text:span text:style-name="T23">admin</text:span>.<text:span text:style-name="T26">site</text:span>.<text:span text:style-name="T25">register</text:span>(<text:span text:style-name="T23">Order</text:span>)</text:p>
      <text:p text:style-name="P40"><text:span text:style-name="T23">admin</text:span>.<text:span text:style-name="T26">site</text:span>.<text:span text:style-name="T25">register</text:span>(<text:span text:style-name="T23">OrderItem</text:span>)</text:p>
      <text:p text:style-name="P40"><text:span text:style-name="T23">admin</text:span>.<text:span text:style-name="T26">site</text:span>.<text:span text:style-name="T25">register</text:span>(<text:span text:style-name="T23">ShippingAdress</text:span>)</text:p>
      <text:p text:style-name="P40"/>
      <text:p text:style-name="P101"/>
      <text:p text:style-name="P101">-Onda pauziraj server <text:s/>I prvo ukucaj python3 manage.py makemigrations pa onda python3 manage.py migrate</text:p>
      <text:p text:style-name="P41"/>
      <text:p text:style-name="P85"><text:soft-page-break/>-Onda kreiraj admin panel tako sto ukucas python3 manage.py createsuperuser</text:p>
      <text:p text:style-name="P85"/>
      <text:p text:style-name="P129">6.Korak</text:p>
      <text:p text:style-name="P129"/>
      <text:p text:style-name="P86">Renderuj podatke <text:span text:style-name="T39">o produktu u trgovina.html</text:span></text:p>
      <text:p text:style-name="P86"/>
      <text:p text:style-name="P87">1.</text:p>
      <text:p text:style-name="P42"><text:span text:style-name="T31">def</text:span> <text:span text:style-name="T25">trgovina</text:span>(<text:span text:style-name="T26">request</text:span>):</text:p>
      <text:p text:style-name="P40"><text:span text:style-name="T26">products</text:span> = <text:span text:style-name="T23">Product</text:span>.<text:span text:style-name="T26">objects</text:span>.<text:span text:style-name="T25">all</text:span>()</text:p>
      <text:p text:style-name="P40"><text:span text:style-name="T26">context</text:span> = {<text:span text:style-name="T3">'products'</text:span>: <text:span text:style-name="T26">products</text:span>}</text:p>
      <text:p text:style-name="P40"><text:span text:style-name="T21">return</text:span> <text:span text:style-name="T25">render</text:span>(<text:span text:style-name="T26">request</text:span>, <text:span text:style-name="T3">'store/trgovina.html'</text:span>, <text:span text:style-name="T26">context</text:span>)</text:p>
      <text:p text:style-name="P42"/>
      <text:p text:style-name="P87"/>
      <text:p text:style-name="P87">2.</text:p>
      <text:p text:style-name="P88">Onda idi u trgovina.html I ostavi samo jednu karticu sa produktom (obrisi ostalih 5). Treba da izgleda ovako:</text:p>
      <text:p text:style-name="P51"><text:span text:style-name="T35">&lt;</text:span><text:span text:style-name="T31">div</text:span> <text:span text:style-name="T26">class</text:span>=<text:span text:style-name="T3">"row row-cols-1 row-cols-md-3 g-4"</text:span><text:span text:style-name="T35">&gt;</text:span></text:p>
      <text:p text:style-name="P40">{% for product in products %}</text:p>
      <text:p text:style-name="P40"><text:span text:style-name="T35">&lt;</text:span><text:span text:style-name="T31">div</text:span> <text:span text:style-name="T26">class</text:span>=<text:span text:style-name="T3">"col"</text:span><text:span text:style-name="T35">&gt;</text:span></text:p>
      <text:p text:style-name="P40"><text:span text:style-name="T35">&lt;</text:span><text:span text:style-name="T31">div</text:span> <text:span text:style-name="T26">class</text:span>=<text:span text:style-name="T3">"card h-100"</text:span><text:span text:style-name="T35">&gt;</text:span></text:p>
      <text:p text:style-name="P40"><text:span text:style-name="T35">&lt;</text:span><text:span text:style-name="T31">img</text:span> <text:span text:style-name="T26">src</text:span>=<text:span text:style-name="T3">"..."</text:span> <text:span text:style-name="T26">class</text:span>=<text:span text:style-name="T3">"card-img-top"</text:span> <text:span text:style-name="T26">alt</text:span>=<text:span text:style-name="T3">"..."</text:span><text:span text:style-name="T35">&gt;</text:span></text:p>
      <text:p text:style-name="P40"><text:span text:style-name="T35">&lt;</text:span><text:span text:style-name="T31">div</text:span> <text:span text:style-name="T26">class</text:span>=<text:span text:style-name="T3">"card-body"</text:span><text:span text:style-name="T35">&gt;</text:span></text:p>
      <text:p text:style-name="P40"><text:span text:style-name="T35">&lt;</text:span><text:span text:style-name="T31">h5</text:span> <text:span text:style-name="T26">class</text:span>=<text:span text:style-name="T3">"card-title"</text:span><text:span text:style-name="T35">&gt;</text:span>{{product.name}}<text:span text:style-name="T35">&lt;/</text:span><text:span text:style-name="T31">h5</text:span><text:span text:style-name="T35">&gt;</text:span></text:p>
      <text:p text:style-name="P40"><text:span text:style-name="T35">&lt;</text:span><text:span text:style-name="T31">p</text:span> <text:span text:style-name="T26">class</text:span>=<text:span text:style-name="T3">"card-text"</text:span><text:span text:style-name="T35">&gt;</text:span>12345.<text:span text:style-name="T35">&lt;/</text:span><text:span text:style-name="T31">p</text:span><text:span text:style-name="T35">&gt;</text:span></text:p>
      <text:p text:style-name="P40"><text:span text:style-name="T35">&lt;</text:span><text:span text:style-name="T31">p</text:span><text:span text:style-name="T35">&gt;</text:span>{{product.price|floatformat:2}} e<text:span text:style-name="T35">&lt;/</text:span><text:span text:style-name="T31">p</text:span><text:span text:style-name="T35">&gt;</text:span></text:p>
      <text:p text:style-name="P40"><text:span text:style-name="T35">&lt;/</text:span><text:span text:style-name="T31">div</text:span><text:span text:style-name="T35">&gt;</text:span></text:p>
      <text:p text:style-name="P40"><text:span text:style-name="T35">&lt;</text:span><text:span text:style-name="T31">div</text:span> <text:span text:style-name="T26">class</text:span>=<text:span text:style-name="T3">"card-footer"</text:span><text:span text:style-name="T35">&gt;</text:span></text:p>
      <text:p text:style-name="P40"><text:span text:style-name="T35">&lt;</text:span><text:span text:style-name="T31">button</text:span> <text:span text:style-name="T26">class</text:span>=<text:span text:style-name="T3">"btn btn-dark"</text:span><text:span text:style-name="T35">&gt;</text:span></text:p>
      <text:p text:style-name="P40"><text:span text:style-name="T35">&lt;</text:span><text:span text:style-name="T31">a</text:span> <text:span text:style-name="T26">href</text:span>=<text:span text:style-name="T3">"{% url 'cart' %}"</text:span> <text:span text:style-name="T26">style</text:span>=<text:span text:style-name="T3">"color: white; text-decoration: none;"</text:span><text:span text:style-name="T35">&gt;</text:span>Add to cart<text:span text:style-name="T35">&lt;/</text:span><text:span text:style-name="T31">a</text:span><text:span text:style-name="T35">&gt;</text:span></text:p>
      <text:p text:style-name="P40"><text:span text:style-name="T35">&lt;/</text:span><text:span text:style-name="T31">button</text:span><text:span text:style-name="T35">&gt;</text:span></text:p>
      <text:p text:style-name="P40"><text:span text:style-name="T35">&lt;</text:span><text:span text:style-name="T31">button</text:span> <text:span text:style-name="T26">class</text:span>=<text:span text:style-name="T3">"btn btn-success"</text:span><text:span text:style-name="T35">&gt;</text:span></text:p>
      <text:p text:style-name="P40"><text:span text:style-name="T35">&lt;</text:span><text:span text:style-name="T31">a</text:span> <text:span text:style-name="T26">href</text:span>=<text:span text:style-name="T3">""</text:span> <text:span text:style-name="T26">style</text:span>=<text:span text:style-name="T3">"color: white; text-decoration: none;"</text:span><text:span text:style-name="T35">&gt;</text:span>View product<text:span text:style-name="T35">&lt;/</text:span><text:span text:style-name="T31">a</text:span><text:span text:style-name="T35">&gt;</text:span></text:p>
      <text:p text:style-name="P40"><text:span text:style-name="T35">&lt;/</text:span><text:span text:style-name="T31">button</text:span><text:span text:style-name="T35">&gt;</text:span></text:p>
      <text:p text:style-name="P40"><text:span text:style-name="T35">&lt;/</text:span><text:span text:style-name="T31">div</text:span><text:span text:style-name="T35">&gt;</text:span></text:p>
      <text:p text:style-name="P40"><text:span text:style-name="T35">&lt;/</text:span><text:span text:style-name="T31">div</text:span><text:span text:style-name="T35">&gt;</text:span></text:p>
      <text:p text:style-name="P40"><text:span text:style-name="T35">&lt;/</text:span><text:span text:style-name="T31">div</text:span><text:span text:style-name="T35">&gt;</text:span></text:p>
      <text:p text:style-name="P40">{% endfor %}</text:p>
      <text:p text:style-name="P40"><text:span text:style-name="T35">&lt;/</text:span><text:span text:style-name="T31">div</text:span><text:span text:style-name="T35">&gt;</text:span></text:p>
      <text:p text:style-name="P88"/>
      <text:p text:style-name="P89">ovo {%for product in products%} znaci da on uzima products in views (koji je uzet iz modela) I prikazuje podatke iz admina na nasoj html stranici </text:p>
      <text:p text:style-name="P89"/>
      <text:p text:style-name="P90">Koraci kako renderovati slike:</text:p>
      <text:p text:style-name="P90"/>
      <text:p text:style-name="P91">1. ukucas pip3 install pillow</text:p>
      <text:p text:style-name="P91">2. odes u setting.py I ukucas</text:p>
      <text:p text:style-name="P91"/>
      <text:p text:style-name="P52"><text:soft-page-break/><text:span text:style-name="T34">MEDIA_URL</text:span> = <text:span text:style-name="T3">'/images/'</text:span></text:p>
      <text:p text:style-name="P91"/>
      <text:p text:style-name="P52"><text:span text:style-name="T34">MEDIA_ROOT</text:span> = <text:span text:style-name="T23">os</text:span>.<text:span text:style-name="T26">path</text:span>.<text:span text:style-name="T25">join</text:span>(<text:span text:style-name="T34">BASE_DIR</text:span>, <text:span text:style-name="T3">'static/image'</text:span>)</text:p>
      <text:p text:style-name="P40"/>
      <text:p text:style-name="P40"/>
      <text:p text:style-name="P113">Onda idi u ecommerce/urls.py I ukucaj:</text:p>
      <text:p text:style-name="P113"/>
      <text:p text:style-name="P73"><text:span text:style-name="T21">from</text:span> <text:span text:style-name="T23">django</text:span>.<text:span text:style-name="T23">contrib</text:span> <text:span text:style-name="T21">import</text:span> <text:span text:style-name="T23">admin</text:span></text:p>
      <text:p text:style-name="P40"><text:span text:style-name="T21">from</text:span> <text:span text:style-name="T23">django</text:span>.<text:span text:style-name="T23">urls</text:span> <text:span text:style-name="T21">import</text:span> <text:span text:style-name="T25">path</text:span>, <text:span text:style-name="T25">include</text:span></text:p>
      <text:p text:style-name="P40"><text:span text:style-name="T21">from</text:span> <text:span text:style-name="T23">django</text:span>.<text:span text:style-name="T23">conf</text:span>.<text:span text:style-name="T23">urls</text:span>.<text:span text:style-name="T23">static</text:span> <text:span text:style-name="T21">import</text:span> <text:span text:style-name="T25">static</text:span></text:p>
      <text:p text:style-name="P40"><text:span text:style-name="T21">from</text:span> <text:span text:style-name="T23">django</text:span>.<text:span text:style-name="T23">conf</text:span> <text:span text:style-name="T21">import</text:span> <text:span text:style-name="T26">settings</text:span></text:p>
      <text:p text:style-name="P81"/>
      <text:p text:style-name="P40"><text:span text:style-name="T26">urlpatterns</text:span> = [</text:p>
      <text:p text:style-name="P40"><text:span text:style-name="T25">path</text:span>(<text:span text:style-name="T3">'admin/'</text:span>, <text:span text:style-name="T23">admin</text:span>.<text:span text:style-name="T26">site</text:span>.<text:span text:style-name="T26">urls</text:span>),</text:p>
      <text:p text:style-name="P40"><text:span text:style-name="T25">path</text:span>(<text:span text:style-name="T3">''</text:span>, <text:span text:style-name="T25">include</text:span>(<text:span text:style-name="T3">'store.urls'</text:span>)),</text:p>
      <text:p text:style-name="P40">]</text:p>
      <text:p text:style-name="P81"/>
      <text:p text:style-name="P40"><text:span text:style-name="T26">urlpatterns</text:span> += <text:span text:style-name="T25">static</text:span>(<text:span text:style-name="T26">settings</text:span>.MEDIA_URL, <text:span text:style-name="T26">document_root</text:span>=<text:span text:style-name="T26">settings</text:span>.MEDIA_ROOT)</text:p>
      <text:p text:style-name="P73"/>
      <text:p text:style-name="P92">Onda u trgovini.html renderuj slike:</text:p>
      <text:p text:style-name="P92"/>
      <text:p text:style-name="P53"><text:span text:style-name="T35">&lt;</text:span><text:span text:style-name="T31">img</text:span> <text:span text:style-name="T26">src</text:span>=<text:span text:style-name="T3">'{{product.image.url}}'</text:span> <text:span text:style-name="T26">class</text:span>=<text:span text:style-name="T3">"card-img-top"</text:span> <text:span text:style-name="T26">alt</text:span>=<text:span text:style-name="T3">"..."</text:span><text:span text:style-name="T35">&gt;</text:span></text:p>
      <text:p text:style-name="P92"/>
      <text:p text:style-name="P93">Bonus: u models.py ispod modela Product napravi funkciju koja ce se pobrinuti da se stranica ne kresuje ukoliko produkt nema sliku</text:p>
      <text:p text:style-name="P93"/>
      <text:p text:style-name="P54"><text:span text:style-name="T25">@</text:span><text:span text:style-name="T23">property</text:span></text:p>
      <text:p text:style-name="P40"><text:span text:style-name="T31">def</text:span> <text:span text:style-name="T26">imageURL</text:span>(<text:span text:style-name="T26">self</text:span>):</text:p>
      <text:p text:style-name="P40"><text:span text:style-name="T21">try</text:span>:</text:p>
      <text:p text:style-name="P40"><text:span text:style-name="T26">url</text:span> = <text:span text:style-name="T26">self</text:span>.<text:span text:style-name="T26">image</text:span>.url</text:p>
      <text:p text:style-name="P40"><text:span text:style-name="T21">except</text:span>:</text:p>
      <text:p text:style-name="P40"><text:span text:style-name="T26">url</text:span> = <text:span text:style-name="T3">''</text:span></text:p>
      <text:p text:style-name="P40"><text:span text:style-name="T21">return</text:span> <text:span text:style-name="T26">url</text:span></text:p>
      <text:p text:style-name="P40"/>
      <text:p text:style-name="P130">7.Korak</text:p>
      <text:p text:style-name="P130"/>
      <text:p text:style-name="P94">Renderuj <text:s/>podatke iz admin panel<text:span text:style-name="T40">a</text:span></text:p>
      <text:p text:style-name="P94"/>
      <text:p text:style-name="P95">Renderuj podatke na trgovina.html</text:p>
      <text:p text:style-name="P95"/>
      <text:p text:style-name="P95">Prvo odes u views.py I ukucas:</text:p>
      <text:p text:style-name="P95"/>
      <text:p text:style-name="P55"><text:span text:style-name="T31">def</text:span> <text:span text:style-name="T25">trgovina</text:span>(<text:span text:style-name="T26">request</text:span>):</text:p>
      <text:p text:style-name="P40"><text:span text:style-name="T26">products</text:span> = <text:span text:style-name="T23">Product</text:span>.<text:span text:style-name="T26">objects</text:span>.<text:span text:style-name="T25">all</text:span>()</text:p>
      <text:p text:style-name="P40"><text:span text:style-name="T26">context</text:span> = {<text:span text:style-name="T3">'products'</text:span>: <text:span text:style-name="T26">products</text:span>}</text:p>
      <text:p text:style-name="P40"><text:span text:style-name="T21">return</text:span> <text:span text:style-name="T25">render</text:span>(<text:span text:style-name="T26">request</text:span>, <text:span text:style-name="T3">'store/trgovina.html'</text:span>, <text:span text:style-name="T26">context</text:span>)</text:p>
      <text:p text:style-name="P95"/>
      <text:p text:style-name="P95"><text:soft-page-break/>#context sluzi kako bi renderovao podatke</text:p>
      <text:p text:style-name="P95"/>
      <text:p text:style-name="P95">Onda odes u trgovina.html I <text:s/>na mestima gde zelis da se renderuju podaci ukucas sledece:</text:p>
      <text:p text:style-name="P95"/>
      <text:p text:style-name="P55"><text:span text:style-name="T35">&lt;</text:span><text:span text:style-name="T31">div</text:span> <text:span text:style-name="T26">class</text:span>=<text:span text:style-name="T3">"row row-cols-1 row-cols-md-3 g-4"</text:span><text:span text:style-name="T35">&gt;</text:span></text:p>
      <text:p text:style-name="P40">{% for product in products %}</text:p>
      <text:p text:style-name="P40"><text:span text:style-name="T35">&lt;</text:span><text:span text:style-name="T31">div</text:span> <text:span text:style-name="T26">class</text:span>=<text:span text:style-name="T3">"col"</text:span><text:span text:style-name="T35">&gt;</text:span></text:p>
      <text:p text:style-name="P40"><text:span text:style-name="T35">&lt;</text:span><text:span text:style-name="T31">div</text:span> <text:span text:style-name="T26">class</text:span>=<text:span text:style-name="T3">"card h-100"</text:span><text:span text:style-name="T35">&gt;</text:span></text:p>
      <text:p text:style-name="P40"><text:span text:style-name="T35">&lt;</text:span><text:span text:style-name="T31">img</text:span> <text:span text:style-name="T26">src</text:span>=<text:span text:style-name="T3">'{{product.image.url}}'</text:span> <text:span text:style-name="T26">class</text:span>=<text:span text:style-name="T3">"card-img-top"</text:span> <text:span text:style-name="T26">alt</text:span>=<text:span text:style-name="T3">"..."</text:span><text:span text:style-name="T35">&gt;</text:span></text:p>
      <text:p text:style-name="P40"><text:span text:style-name="T35">&lt;</text:span><text:span text:style-name="T31">div</text:span> <text:span text:style-name="T26">class</text:span>=<text:span text:style-name="T3">"card-body"</text:span><text:span text:style-name="T35">&gt;</text:span></text:p>
      <text:p text:style-name="P40"><text:span text:style-name="T35">&lt;</text:span><text:span text:style-name="T31">h5</text:span> <text:span text:style-name="T26">class</text:span>=<text:span text:style-name="T3">"card-title"</text:span><text:span text:style-name="T35">&gt;</text:span>{{product.name}}<text:span text:style-name="T35">&lt;/</text:span><text:span text:style-name="T31">h5</text:span><text:span text:style-name="T35">&gt;</text:span></text:p>
      <text:p text:style-name="P40"><text:span text:style-name="T35">&lt;</text:span><text:span text:style-name="T31">p</text:span> <text:span text:style-name="T26">class</text:span>=<text:span text:style-name="T3">"card-text"</text:span><text:span text:style-name="T35">&gt;</text:span>12345.<text:span text:style-name="T35">&lt;/</text:span><text:span text:style-name="T31">p</text:span><text:span text:style-name="T35">&gt;</text:span></text:p>
      <text:p text:style-name="P40"><text:span text:style-name="T35">&lt;</text:span><text:span text:style-name="T31">p</text:span><text:span text:style-name="T35">&gt;</text:span>Cena: {{product.price|floatformat:2}} e<text:span text:style-name="T35">&lt;/</text:span><text:span text:style-name="T31">p</text:span><text:span text:style-name="T35">&gt;</text:span></text:p>
      <text:p text:style-name="P40"><text:span text:style-name="T35">&lt;/</text:span><text:span text:style-name="T31">div</text:span><text:span text:style-name="T35">&gt;</text:span></text:p>
      <text:p text:style-name="P40"><text:span text:style-name="T35">&lt;</text:span><text:span text:style-name="T31">div</text:span> <text:span text:style-name="T26">class</text:span>=<text:span text:style-name="T3">"card-footer"</text:span><text:span text:style-name="T35">&gt;</text:span></text:p>
      <text:p text:style-name="P40"><text:span text:style-name="T35">&lt;</text:span><text:span text:style-name="T31">button</text:span> <text:span text:style-name="T26">class</text:span>=<text:span text:style-name="T3">"btn btn-dark"</text:span><text:span text:style-name="T35">&gt;</text:span></text:p>
      <text:p text:style-name="P40"><text:span text:style-name="T35">&lt;</text:span><text:span text:style-name="T31">a</text:span> <text:span text:style-name="T26">href</text:span>=<text:span text:style-name="T3">"{% url 'cart' %}"</text:span> <text:span text:style-name="T26">style</text:span>=<text:span text:style-name="T3">"color: white; text-decoration: none;"</text:span><text:span text:style-name="T35">&gt;</text:span>Add to cart<text:span text:style-name="T35">&lt;/</text:span><text:span text:style-name="T31">a</text:span><text:span text:style-name="T35">&gt;</text:span></text:p>
      <text:p text:style-name="P40"><text:span text:style-name="T35">&lt;/</text:span><text:span text:style-name="T31">button</text:span><text:span text:style-name="T35">&gt;</text:span></text:p>
      <text:p text:style-name="P40"><text:span text:style-name="T35">&lt;</text:span><text:span text:style-name="T31">button</text:span> <text:span text:style-name="T26">class</text:span>=<text:span text:style-name="T3">"btn btn-success"</text:span><text:span text:style-name="T35">&gt;</text:span></text:p>
      <text:p text:style-name="P40"><text:span text:style-name="T35">&lt;</text:span><text:span text:style-name="T31">a</text:span> <text:span text:style-name="T26">href</text:span>=<text:span text:style-name="T3">""</text:span> <text:span text:style-name="T26">style</text:span>=<text:span text:style-name="T3">"color: white; text-decoration: none;"</text:span><text:span text:style-name="T35">&gt;</text:span>View product<text:span text:style-name="T35">&lt;/</text:span><text:span text:style-name="T31">a</text:span><text:span text:style-name="T35">&gt;</text:span></text:p>
      <text:p text:style-name="P40"><text:span text:style-name="T35">&lt;/</text:span><text:span text:style-name="T31">button</text:span><text:span text:style-name="T35">&gt;</text:span></text:p>
      <text:p text:style-name="P40"><text:span text:style-name="T35">&lt;/</text:span><text:span text:style-name="T31">div</text:span><text:span text:style-name="T35">&gt;</text:span></text:p>
      <text:p text:style-name="P40"><text:span text:style-name="T35">&lt;/</text:span><text:span text:style-name="T31">div</text:span><text:span text:style-name="T35">&gt;</text:span></text:p>
      <text:p text:style-name="P40"><text:span text:style-name="T35">&lt;/</text:span><text:span text:style-name="T31">div</text:span><text:span text:style-name="T35">&gt;</text:span></text:p>
      <text:p text:style-name="P40">{% endfor %}</text:p>
      <text:p text:style-name="P40"><text:span text:style-name="T35">&lt;/</text:span><text:span text:style-name="T31">div</text:span><text:span text:style-name="T35">&gt;</text:span></text:p>
      <text:p text:style-name="P95"/>
      <text:p text:style-name="P96">Onda treba da renderujes podatke u cart.html…...</text:p>
      <text:p text:style-name="P95"/>
      <text:p text:style-name="P102">U CART.HTML JE BIO PROBLEM SA VIEWS.PY NESTO JE IF ELSE ZEZAO</text:p>
      <text:p text:style-name="P115"><text:span text:style-name="T13">takodje, promenio si vrednost varijable items. </text:span><text:span text:style-name="T14">Ranije je bilo </text:span><text:span text:style-name="T28">items</text:span><text:span text:style-name="T9"> = </text:span><text:span text:style-name="T28">order</text:span><text:span text:style-name="T9">.orderitem_set.all()</text:span></text:p>
      <text:p text:style-name="P103">Sada kod izgleda ovako:</text:p>
      <text:p text:style-name="P56"><text:span text:style-name="T26">customer</text:span> = <text:span text:style-name="T23">Customer</text:span>.<text:span text:style-name="T26">objects</text:span>.<text:span text:style-name="T25">first</text:span>() </text:p>
      <text:p text:style-name="P40"><text:span text:style-name="T26">order</text:span>, <text:span text:style-name="T26">created</text:span> = <text:span text:style-name="T23">Order</text:span>.<text:span text:style-name="T26">objects</text:span>.<text:span text:style-name="T25">get_or_create</text:span>(<text:span text:style-name="T26">customer</text:span>=<text:span text:style-name="T26">customer</text:span>, <text:span text:style-name="T26">complete</text:span>=<text:span text:style-name="T31">False</text:span>)</text:p>
      <text:p text:style-name="P40"><text:span text:style-name="T26">items</text:span> = <text:span text:style-name="T23">OrderItem</text:span>.<text:span text:style-name="T26">objects</text:span>.<text:span text:style-name="T25">all</text:span>()</text:p>
      <text:p text:style-name="P40"><text:span text:style-name="T26">cartItems</text:span> = <text:span text:style-name="T26">order</text:span>.get_cart_items</text:p>
      <text:p text:style-name="P40"><text:span text:style-name="T26">context</text:span> = {<text:span text:style-name="T3">'items'</text:span>: <text:span text:style-name="T26">items</text:span>, <text:span text:style-name="T3">'order'</text:span>: <text:span text:style-name="T26">order</text:span>, <text:span text:style-name="T3">'cartItems'</text:span>: <text:span text:style-name="T26">cartItems</text:span>}</text:p>
      <text:p text:style-name="P40"><text:span text:style-name="T21">return</text:span> <text:span text:style-name="T25">render</text:span>(<text:span text:style-name="T26">request</text:span>,(<text:span text:style-name="T3">'store/cart.html'</text:span>), <text:span text:style-name="T26">context</text:span>)</text:p>
      <text:p text:style-name="P103"/>
      <text:p text:style-name="P104">A cart.html izgleda ovako:</text:p>
      <text:p text:style-name="P57">{% for item in items %}</text:p>
      <text:p text:style-name="P40"><text:span text:style-name="T35">&lt;</text:span><text:span text:style-name="T31">div</text:span> <text:span text:style-name="T26">class</text:span>=<text:span text:style-name="T3">"row"</text:span><text:span text:style-name="T35">&gt;</text:span></text:p>
      <text:p text:style-name="P81"/>
      <text:p text:style-name="P40"><text:span text:style-name="T35">&lt;</text:span><text:span text:style-name="T31">div</text:span> <text:span text:style-name="T26">class</text:span>=<text:span text:style-name="T3">"col"</text:span><text:span text:style-name="T35">&gt;</text:span></text:p>
      <text:p text:style-name="P40"><text:span text:style-name="T35">&lt;</text:span><text:span text:style-name="T31">img</text:span> <text:span text:style-name="T26">src</text:span>=<text:span text:style-name="T3">"{{item.product.imageURL}}"</text:span> <text:span text:style-name="T26">alt</text:span>=<text:span text:style-name="T3">""</text:span> <text:span text:style-name="T26">width</text:span>=<text:span text:style-name="T3">"200"</text:span> <text:span text:style-name="T26">height</text:span>=<text:span text:style-name="T3">"200"</text:span><text:span text:style-name="T35">&gt;</text:span></text:p>
      <text:p text:style-name="P40"><text:span text:style-name="T35">&lt;/</text:span><text:span text:style-name="T31">div</text:span><text:span text:style-name="T35">&gt;</text:span></text:p>
      <text:p text:style-name="P40"><text:span text:style-name="T35">&lt;</text:span><text:span text:style-name="T31">div</text:span> <text:span text:style-name="T26">class</text:span>=<text:span text:style-name="T3">"col"</text:span><text:span text:style-name="T35">&gt;</text:span></text:p>
      <text:p text:style-name="P40"><text:soft-page-break/><text:span text:style-name="T35">&lt;</text:span><text:span text:style-name="T31">p</text:span><text:span text:style-name="T35">&gt;</text:span>{{item.product.name}}<text:span text:style-name="T35">&lt;/</text:span><text:span text:style-name="T31">p</text:span><text:span text:style-name="T35">&gt;</text:span></text:p>
      <text:p text:style-name="P40"><text:span text:style-name="T35">&lt;/</text:span><text:span text:style-name="T31">div</text:span><text:span text:style-name="T35">&gt;</text:span></text:p>
      <text:p text:style-name="P40"><text:span text:style-name="T35">&lt;</text:span><text:span text:style-name="T31">div</text:span> <text:span text:style-name="T26">class</text:span>=<text:span text:style-name="T3">"col"</text:span><text:span text:style-name="T35">&gt;</text:span></text:p>
      <text:p text:style-name="P40"><text:span text:style-name="T35">&lt;</text:span><text:span text:style-name="T31">p</text:span><text:span text:style-name="T35">&gt;</text:span>{{item.product.price|floatformat:2}}<text:span text:style-name="T35">&lt;/</text:span><text:span text:style-name="T31">p</text:span><text:span text:style-name="T35">&gt;</text:span></text:p>
      <text:p text:style-name="P40"><text:span text:style-name="T35">&lt;/</text:span><text:span text:style-name="T31">div</text:span><text:span text:style-name="T35">&gt;</text:span></text:p>
      <text:p text:style-name="P40"><text:span text:style-name="T35">&lt;</text:span><text:span text:style-name="T31">div</text:span> <text:span text:style-name="T26">class</text:span>=<text:span text:style-name="T3">"col"</text:span><text:span text:style-name="T35">&gt;</text:span></text:p>
      <text:p text:style-name="P40"><text:span text:style-name="T35">&lt;</text:span><text:span text:style-name="T31">p</text:span> <text:span text:style-name="T26">class</text:span>=<text:span text:style-name="T3">"quantity"</text:span><text:span text:style-name="T35">&gt;</text:span>{{item.quantity}}<text:span text:style-name="T35">&lt;/</text:span><text:span text:style-name="T31">p</text:span><text:span text:style-name="T35">&gt;</text:span></text:p>
      <text:p text:style-name="P40"><text:span text:style-name="T35">&lt;</text:span><text:span text:style-name="T31">div</text:span> <text:span text:style-name="T26">class</text:span>=<text:span text:style-name="T3">"quantity"</text:span><text:span text:style-name="T35">&gt;</text:span></text:p>
      <text:p text:style-name="P40"><text:span text:style-name="T35">&lt;</text:span><text:span text:style-name="T31">img</text:span> <text:span text:style-name="T26">src</text:span>=<text:span text:style-name="T3">"{% static 'images/gore.png' %}"</text:span> <text:span text:style-name="T26">alt</text:span>=<text:span text:style-name="T3">""</text:span> <text:span text:style-name="T26">class</text:span>=<text:span text:style-name="T3">"chg-quantity"</text:span><text:span text:style-name="T35">&gt;</text:span></text:p>
      <text:p text:style-name="P40"><text:span text:style-name="T35">&lt;</text:span><text:span text:style-name="T31">img</text:span> <text:span text:style-name="T26">src</text:span>=<text:span text:style-name="T3">"{% static 'images/dole.png' %}"</text:span> <text:span text:style-name="T26">alt</text:span>=<text:span text:style-name="T3">""</text:span> <text:span text:style-name="T26">class</text:span>=<text:span text:style-name="T3">"chg-quantity"</text:span><text:span text:style-name="T35">&gt;</text:span></text:p>
      <text:p text:style-name="P40"><text:span text:style-name="T35">&lt;/</text:span><text:span text:style-name="T31">div</text:span><text:span text:style-name="T35">&gt;</text:span></text:p>
      <text:p text:style-name="P40"><text:span text:style-name="T35">&lt;/</text:span><text:span text:style-name="T31">div</text:span><text:span text:style-name="T35">&gt;</text:span></text:p>
      <text:p text:style-name="P40"><text:span text:style-name="T35">&lt;</text:span><text:span text:style-name="T31">div</text:span> <text:span text:style-name="T26">class</text:span>=<text:span text:style-name="T3">"col"</text:span><text:span text:style-name="T35">&gt;</text:span></text:p>
      <text:p text:style-name="P40">{{item.get_total}} $</text:p>
      <text:p text:style-name="P40"><text:span text:style-name="T35">&lt;/</text:span><text:span text:style-name="T31">div</text:span><text:span text:style-name="T35">&gt;</text:span></text:p>
      <text:p text:style-name="P40"><text:span text:style-name="T35">&lt;/</text:span><text:span text:style-name="T31">div</text:span><text:span text:style-name="T35">&gt;</text:span></text:p>
      <text:p text:style-name="P40">{% endfor %}</text:p>
      <text:p text:style-name="P104"/>
      <text:p text:style-name="P105">8.Korak</text:p>
      <text:p text:style-name="P105"/>
      <text:p text:style-name="P105">Napravi funkcionalnost add to cart</text:p>
      <text:p text:style-name="P116"><text:span text:style-name="T15">u static folderu napravi cart.js fajl I u templejtove ispod bootstrap koda </text:span><text:span text:style-name="T16">u bodyju </text:span><text:span text:style-name="T15">napisi </text:span><text:span text:style-name="T37">&lt;</text:span><text:span text:style-name="T33">script</text:span><text:span text:style-name="T9"> </text:span><text:span text:style-name="T28">src</text:span><text:span text:style-name="T9">=</text:span><text:span text:style-name="T5">"{% static 'js/cart.js' %}"</text:span><text:span text:style-name="T37">&gt;&lt;/</text:span><text:span text:style-name="T33">script</text:span><text:span text:style-name="T37">&gt;</text:span></text:p>
      <text:p text:style-name="P105"/>
      <text:p text:style-name="P106">U tom cart.js napises </text:p>
      <text:p text:style-name="P58"><text:span text:style-name="T31">function</text:span> <text:span text:style-name="T25">updateCart</text:span>(){</text:p>
      <text:p text:style-name="P40"><text:span text:style-name="T31">let</text:span> <text:span text:style-name="T26">updateBtns</text:span> = <text:span text:style-name="T26">document</text:span>.<text:span text:style-name="T25">getElementsByClassName</text:span>(<text:span text:style-name="T3">'update-cart'</text:span>)</text:p>
      <text:p text:style-name="P40"><text:span text:style-name="T21">for</text:span>(<text:span text:style-name="T31">let</text:span> <text:span text:style-name="T26">i</text:span> = <text:span text:style-name="T38">0</text:span>; <text:span text:style-name="T26">i</text:span> &lt; <text:span text:style-name="T26">updateBtns</text:span>.<text:span text:style-name="T34">length</text:span>; <text:span text:style-name="T26">i</text:span>++){</text:p>
      <text:p text:style-name="P40"><text:span text:style-name="T26">updateBtns</text:span>[<text:span text:style-name="T26">i</text:span>].<text:span text:style-name="T25">addEventListener</text:span>(<text:span text:style-name="T3">'click'</text:span>, <text:span text:style-name="T31">function</text:span>(){</text:p>
      <text:p text:style-name="P40"><text:span text:style-name="T31">let</text:span> <text:span text:style-name="T26">productId</text:span> = <text:span text:style-name="T31">this</text:span>.<text:span text:style-name="T26">dataset</text:span>.<text:span text:style-name="T26">product</text:span></text:p>
      <text:p text:style-name="P40"><text:span text:style-name="T31">let</text:span> <text:span text:style-name="T26">action</text:span> = <text:span text:style-name="T31">this</text:span>.<text:span text:style-name="T26">dataset</text:span>.<text:span text:style-name="T26">action</text:span></text:p>
      <text:p text:style-name="P40"><text:span text:style-name="T26">console</text:span>.<text:span text:style-name="T25">log</text:span>(<text:span text:style-name="T3">'productId:'</text:span>, <text:span text:style-name="T26">productId</text:span>, <text:span text:style-name="T3">'action:'</text:span>, <text:span text:style-name="T26">action</text:span>)</text:p>
      <text:p text:style-name="P40">})</text:p>
      <text:p text:style-name="P40">}</text:p>
      <text:p text:style-name="P40">}</text:p>
      <text:p text:style-name="P106"/>
      <text:p text:style-name="P106">I u trgovini.hmtl napises</text:p>
      <text:p text:style-name="P58"><text:span text:style-name="T35">&lt;</text:span><text:span text:style-name="T31">button</text:span> <text:span text:style-name="T26">data-product</text:span> = <text:span text:style-name="T3">{{product.id}}</text:span> <text:span text:style-name="T26">data-action</text:span>=<text:span text:style-name="T3">"add"</text:span> <text:span text:style-name="T26">class</text:span>=<text:span text:style-name="T3">"btn btn-dark update-cart"</text:span> <text:span text:style-name="T26">onclick</text:span>=<text:span text:style-name="T3">'</text:span><text:span text:style-name="T25">updateCart</text:span><text:span text:style-name="T3">()'</text:span><text:span text:style-name="T35">&gt;</text:span></text:p>
      <text:p text:style-name="P40">Add to cart</text:p>
      <text:p text:style-name="P40"><text:span text:style-name="T35">&lt;/</text:span><text:span text:style-name="T31">button</text:span><text:span text:style-name="T35">&gt;</text:span></text:p>
      <text:p text:style-name="P106"><text:s/>(bez a tagova idk sto ne radi sa njima)</text:p>
      <text:p text:style-name="P107"/>
      <text:p text:style-name="P107">Sledece, js treba da proveri dal je user logovan</text:p>
      <text:p text:style-name="P107">U trgovini.html u head tagu ide</text:p>
      <text:p text:style-name="P117"><text:span text:style-name="T17"><text:s/></text:span><text:span text:style-name="T37">&lt;</text:span><text:span text:style-name="T33">script</text:span><text:span text:style-name="T37">&gt;</text:span></text:p>
      <text:p text:style-name="P40"><text:span text:style-name="T31">let</text:span> <text:span text:style-name="T26">user</text:span> = <text:span text:style-name="T3">'{{request.user}}'</text:span></text:p>
      <text:p text:style-name="P40"><text:soft-page-break/><text:span text:style-name="T35">&lt;/</text:span><text:span text:style-name="T31">script</text:span><text:span text:style-name="T35">&gt;</text:span></text:p>
      <text:p text:style-name="P128"/>
      <text:p text:style-name="P119">I onda tvoj js fajl treba da izgleda ovako:</text:p>
      <text:p text:style-name="P59"><text:span text:style-name="T31">function</text:span> <text:span text:style-name="T25">updateCart</text:span>(){</text:p>
      <text:p text:style-name="P40"><text:span text:style-name="T31">let</text:span> <text:span text:style-name="T26">updateBtns</text:span> = <text:span text:style-name="T26">document</text:span>.<text:span text:style-name="T25">getElementsByClassName</text:span>(<text:span text:style-name="T3">'update-cart'</text:span>)</text:p>
      <text:p text:style-name="P40"><text:span text:style-name="T21">for</text:span>(<text:span text:style-name="T31">let</text:span> <text:span text:style-name="T26">i</text:span> = <text:span text:style-name="T38">0</text:span>; <text:span text:style-name="T26">i</text:span> &lt; <text:span text:style-name="T26">updateBtns</text:span>.<text:span text:style-name="T34">length</text:span>; <text:span text:style-name="T26">i</text:span>++){</text:p>
      <text:p text:style-name="P40"><text:span text:style-name="T26">updateBtns</text:span>[<text:span text:style-name="T26">i</text:span>].<text:span text:style-name="T25">addEventListener</text:span>(<text:span text:style-name="T3">'click'</text:span>, <text:span text:style-name="T31">function</text:span>(){</text:p>
      <text:p text:style-name="P40"><text:span text:style-name="T31">let</text:span> <text:span text:style-name="T26">productId</text:span> = <text:span text:style-name="T31">this</text:span>.<text:span text:style-name="T26">dataset</text:span>.<text:span text:style-name="T26">product</text:span></text:p>
      <text:p text:style-name="P40"><text:span text:style-name="T31">let</text:span> <text:span text:style-name="T26">action</text:span> = <text:span text:style-name="T31">this</text:span>.<text:span text:style-name="T26">dataset</text:span>.<text:span text:style-name="T26">action</text:span></text:p>
      <text:p text:style-name="P40"><text:span text:style-name="T26">console</text:span>.<text:span text:style-name="T25">log</text:span>(<text:span text:style-name="T3">'productId:'</text:span>, <text:span text:style-name="T26">productId</text:span>, <text:span text:style-name="T3">'action:'</text:span>, <text:span text:style-name="T26">action</text:span>)</text:p>
      <text:p text:style-name="P81"/>
      <text:p text:style-name="P40"><text:span text:style-name="T26">console</text:span>.<text:span text:style-name="T25">log</text:span>(<text:span text:style-name="T3">'USER:'</text:span>, <text:span text:style-name="T26">user</text:span>)</text:p>
      <text:p text:style-name="P40"><text:span text:style-name="T21">if</text:span>(<text:span text:style-name="T26">user</text:span> == <text:span text:style-name="T3">'AnonymousUser'</text:span>){</text:p>
      <text:p text:style-name="P40"><text:span text:style-name="T26">console</text:span>.<text:span text:style-name="T25">log</text:span>(<text:span text:style-name="T3">'User is not authenticated'</text:span>)</text:p>
      <text:p text:style-name="P40">}<text:span text:style-name="T21">else</text:span>{</text:p>
      <text:p text:style-name="P40"><text:span text:style-name="T26">console</text:span>.<text:span text:style-name="T25">log</text:span>(<text:span text:style-name="T3">'user je logovan'</text:span>)</text:p>
      <text:p text:style-name="P40">}</text:p>
      <text:p text:style-name="P40">})</text:p>
      <text:p text:style-name="P81"/>
      <text:p text:style-name="P40">}</text:p>
      <text:p text:style-name="P40">}</text:p>
      <text:p text:style-name="P107"/>
      <text:p text:style-name="P108">Onda u views.py napravis funkciju updateItem</text:p>
      <text:p text:style-name="P118"><text:span text:style-name="T18">Prvo <text:s/>gore u view.py <text:s/>napises </text:span><text:span text:style-name="T22">from</text:span><text:span text:style-name="T9"> </text:span><text:span text:style-name="T24">django</text:span><text:span text:style-name="T9">.</text:span><text:span text:style-name="T24">http</text:span><text:span text:style-name="T9"> </text:span><text:span text:style-name="T22">import</text:span><text:span text:style-name="T9"> </text:span><text:span text:style-name="T24">JsonResponse</text:span></text:p>
      <text:p text:style-name="P138"/>
      <text:p text:style-name="P120">onda:</text:p>
      <text:p text:style-name="P74"><text:span text:style-name="T31">def</text:span> <text:span text:style-name="T25">updateItem</text:span>(<text:span text:style-name="T26">request</text:span>):</text:p>
      <text:p text:style-name="P40"><text:span text:style-name="T21">return</text:span> <text:span text:style-name="T23">JsonResponse</text:span>(<text:span text:style-name="T3">'item was added'</text:span>, <text:span text:style-name="T26">safe</text:span>=<text:span text:style-name="T31">False</text:span>)</text:p>
      <text:p text:style-name="P139"/>
      <text:p text:style-name="P110"/>
      <text:p text:style-name="P108"/>
      <text:p text:style-name="P108"/>
      <text:p text:style-name="P109">Resavanje csrf token <text:s/>greske</text:p>
      <text:p text:style-name="P109"/>
      <text:p text:style-name="P109">u trgovina.html napises</text:p>
      <text:p text:style-name="P60"><text:span text:style-name="T31">let</text:span> <text:span text:style-name="T26">user</text:span> = <text:span text:style-name="T3">'{{request.user}}'</text:span></text:p>
      <text:p text:style-name="P40"><text:span text:style-name="T31">function</text:span> <text:span text:style-name="T25">getToken</text:span>(<text:span text:style-name="T26">name</text:span>) {</text:p>
      <text:p text:style-name="P40"><text:span text:style-name="T31">let</text:span> <text:span text:style-name="T26">cookieValue</text:span> = <text:span text:style-name="T31">null</text:span>;</text:p>
      <text:p text:style-name="P40"><text:span text:style-name="T21">if</text:span> (<text:span text:style-name="T26">document</text:span>.<text:span text:style-name="T26">cookie</text:span> &amp;&amp; <text:span text:style-name="T26">document</text:span>.<text:span text:style-name="T26">cookie</text:span> !== <text:span text:style-name="T3">''</text:span>) {</text:p>
      <text:p text:style-name="P40"><text:span text:style-name="T31">let</text:span> <text:span text:style-name="T26">cookies</text:span> = <text:span text:style-name="T26">document</text:span>.<text:span text:style-name="T26">cookie</text:span>.<text:span text:style-name="T25">split</text:span>(<text:span text:style-name="T3">';'</text:span>);</text:p>
      <text:p text:style-name="P40"><text:span text:style-name="T21">for</text:span> (<text:span text:style-name="T31">let</text:span> <text:span text:style-name="T26">i</text:span> = <text:span text:style-name="T38">0</text:span>; <text:span text:style-name="T26">i</text:span> &lt; <text:span text:style-name="T26">cookies</text:span>.<text:span text:style-name="T26">length</text:span>; <text:span text:style-name="T26">i</text:span>++) {</text:p>
      <text:p text:style-name="P40"><text:span text:style-name="T31">let</text:span> <text:span text:style-name="T26">cookie</text:span> = <text:span text:style-name="T26">cookies</text:span>[<text:span text:style-name="T26">i</text:span>].<text:span text:style-name="T25">trim</text:span>();</text:p>
      <text:p text:style-name="P135">// Does this cookie string begin with the name we want?</text:p>
      <text:p text:style-name="P40"><text:span text:style-name="T21">if</text:span> (<text:span text:style-name="T26">cookie</text:span>.<text:span text:style-name="T25">substring</text:span>(<text:span text:style-name="T38">0</text:span>, <text:span text:style-name="T26">name</text:span>.<text:span text:style-name="T26">length</text:span> + <text:span text:style-name="T38">1</text:span>) === (<text:span text:style-name="T26">name</text:span> + <text:span text:style-name="T3">'='</text:span>)) {</text:p>
      <text:p text:style-name="P40"><text:span text:style-name="T26">cookieValue</text:span> = <text:span text:style-name="T25">decodeURIComponent</text:span>(<text:span text:style-name="T26">cookie</text:span>.<text:span text:style-name="T25">substring</text:span>(<text:span text:style-name="T26">name</text:span>.<text:span text:style-name="T26">length</text:span> + <text:span text:style-name="T38">1</text:span>));</text:p>
      <text:p text:style-name="P40"><text:span text:style-name="T21">break</text:span>;</text:p>
      <text:p text:style-name="P40">}</text:p>
      <text:p text:style-name="P40"><text:soft-page-break/>}</text:p>
      <text:p text:style-name="P40">}</text:p>
      <text:p text:style-name="P40"><text:span text:style-name="T21">return</text:span> <text:span text:style-name="T26">cookieValue</text:span>;</text:p>
      <text:p text:style-name="P40">}</text:p>
      <text:p text:style-name="P40"><text:span text:style-name="T31">let</text:span> <text:span text:style-name="T26">csrftoken</text:span> = <text:span text:style-name="T25">getToken</text:span>(<text:span text:style-name="T3">'csrftoken'</text:span>)</text:p>
      <text:p text:style-name="P109"/>
      <text:p text:style-name="P110">I onda u cart.js napises:</text:p>
      <text:p text:style-name="P61"><text:span text:style-name="T31">function</text:span> <text:span text:style-name="T25">updateCart</text:span>(){</text:p>
      <text:p text:style-name="P40"><text:span text:style-name="T31">let</text:span> <text:span text:style-name="T26">updateBtns</text:span> = <text:span text:style-name="T26">document</text:span>.<text:span text:style-name="T25">getElementsByClassName</text:span>(<text:span text:style-name="T3">'update-cart'</text:span>)</text:p>
      <text:p text:style-name="P40"><text:span text:style-name="T21">for</text:span>(<text:span text:style-name="T31">let</text:span> <text:span text:style-name="T26">i</text:span> = <text:span text:style-name="T38">0</text:span>; <text:span text:style-name="T26">i</text:span> &lt; <text:span text:style-name="T26">updateBtns</text:span>.<text:span text:style-name="T34">length</text:span>; <text:span text:style-name="T26">i</text:span>++){</text:p>
      <text:p text:style-name="P40"><text:span text:style-name="T26">updateBtns</text:span>[<text:span text:style-name="T26">i</text:span>].<text:span text:style-name="T25">addEventListener</text:span>(<text:span text:style-name="T3">'click'</text:span>, <text:span text:style-name="T31">function</text:span>(){</text:p>
      <text:p text:style-name="P40"><text:span text:style-name="T31">let</text:span> <text:span text:style-name="T26">productId</text:span> = <text:span text:style-name="T31">this</text:span>.<text:span text:style-name="T26">dataset</text:span>.<text:span text:style-name="T26">product</text:span></text:p>
      <text:p text:style-name="P40"><text:span text:style-name="T31">let</text:span> <text:span text:style-name="T26">action</text:span> = <text:span text:style-name="T31">this</text:span>.<text:span text:style-name="T26">dataset</text:span>.<text:span text:style-name="T26">action</text:span></text:p>
      <text:p text:style-name="P40"><text:span text:style-name="T26">console</text:span>.<text:span text:style-name="T25">log</text:span>(<text:span text:style-name="T3">'productId:'</text:span>, <text:span text:style-name="T26">productId</text:span>, <text:span text:style-name="T3">'action:'</text:span>, <text:span text:style-name="T26">action</text:span> )</text:p>
      <text:p text:style-name="P81"/>
      <text:p text:style-name="P40"><text:span text:style-name="T26">console</text:span>.<text:span text:style-name="T25">log</text:span>(<text:span text:style-name="T3">'USER:'</text:span>, <text:span text:style-name="T26">user</text:span>)</text:p>
      <text:p text:style-name="P40"><text:span text:style-name="T21">if</text:span>(<text:span text:style-name="T26">user</text:span> == <text:span text:style-name="T3">'AnonymousUser'</text:span>){</text:p>
      <text:p text:style-name="P40"><text:span text:style-name="T26">console</text:span>.<text:span text:style-name="T25">log</text:span>(<text:span text:style-name="T3">'User is not authenticated'</text:span>)</text:p>
      <text:p text:style-name="P40">}<text:span text:style-name="T21">else</text:span>{</text:p>
      <text:p text:style-name="P40"><text:span text:style-name="T25">updateUserOrder</text:span>(<text:span text:style-name="T26">productId</text:span>, <text:span text:style-name="T26">action</text:span>)</text:p>
      <text:p text:style-name="P40">}</text:p>
      <text:p text:style-name="P40">})</text:p>
      <text:p text:style-name="P40">}</text:p>
      <text:p text:style-name="P40">}</text:p>
      <text:p text:style-name="P81"/>
      <text:p text:style-name="P40"><text:span text:style-name="T31">function</text:span> <text:span text:style-name="T25">updateUserOrder</text:span>(<text:span text:style-name="T26">productId</text:span>, <text:span text:style-name="T26">action</text:span>){</text:p>
      <text:p text:style-name="P40"><text:span text:style-name="T26">console</text:span>.<text:span text:style-name="T25">log</text:span>(<text:span text:style-name="T3">'user is authenticated, sending data.. '</text:span>)</text:p>
      <text:p text:style-name="P40"><text:span text:style-name="T31">let</text:span> <text:span text:style-name="T26">url</text:span> = <text:span text:style-name="T3">'/update_item/'</text:span>;</text:p>
      <text:p text:style-name="P81"/>
      <text:p text:style-name="P40"><text:span text:style-name="T25">fetch</text:span>(<text:span text:style-name="T26">url</text:span>, {</text:p>
      <text:p text:style-name="P40"><text:span text:style-name="T26">method:</text:span> <text:span text:style-name="T3">'POST'</text:span>,</text:p>
      <text:p text:style-name="P40"><text:span text:style-name="T26">headers:</text:span>{</text:p>
      <text:p text:style-name="P40"><text:span text:style-name="T3">'Content-Type'</text:span><text:span text:style-name="T26"> :</text:span> <text:span text:style-name="T3">'application/json'</text:span>,</text:p>
      <text:p text:style-name="P40"><text:span text:style-name="T3">'X-CSRFToken'</text:span><text:span text:style-name="T26">:</text:span> <text:span text:style-name="T26">csrftoken</text:span>,</text:p>
      <text:p text:style-name="P40">},</text:p>
      <text:p text:style-name="P40"><text:span text:style-name="T26">body:</text:span> <text:span text:style-name="T26">JSON</text:span>.<text:span text:style-name="T25">stringify</text:span>({<text:span text:style-name="T3">'productId'</text:span><text:span text:style-name="T26">:</text:span> <text:span text:style-name="T26">productId</text:span>, <text:span text:style-name="T3">'action'</text:span><text:span text:style-name="T26">:</text:span> <text:span text:style-name="T26">action</text:span>})</text:p>
      <text:p text:style-name="P40">})</text:p>
      <text:p text:style-name="P40">.<text:span text:style-name="T25">then</text:span>((<text:span text:style-name="T26">response</text:span>) <text:span text:style-name="T31">=&gt;</text:span>{</text:p>
      <text:p text:style-name="P40"><text:span text:style-name="T21">return</text:span> <text:span text:style-name="T26">response</text:span>.<text:span text:style-name="T25">json</text:span>()</text:p>
      <text:p text:style-name="P40">})</text:p>
      <text:p text:style-name="P40">.<text:span text:style-name="T25">then</text:span>((<text:span text:style-name="T26">data</text:span>) <text:span text:style-name="T31">=&gt;</text:span>{</text:p>
      <text:p text:style-name="P40"><text:span text:style-name="T26">console</text:span>.<text:span text:style-name="T25">log</text:span>(<text:span text:style-name="T3">'data:'</text:span>, <text:span text:style-name="T26">data</text:span>)</text:p>
      <text:p text:style-name="P40">});</text:p>
      <text:p text:style-name="P40">}</text:p>
      <text:p text:style-name="P110"/>
      <text:p text:style-name="P111">Dalje u views.py gore napisi import json</text:p>
      <text:p text:style-name="P62"><text:span text:style-name="T31">def</text:span> <text:span text:style-name="T25">updateItem</text:span>(<text:span text:style-name="T26">request</text:span>):</text:p>
      <text:p text:style-name="P40"><text:soft-page-break/><text:span text:style-name="T26">data</text:span> = <text:span text:style-name="T23">json</text:span>.<text:span text:style-name="T25">loads</text:span>(<text:span text:style-name="T26">request</text:span>.body)</text:p>
      <text:p text:style-name="P40"><text:span text:style-name="T26">productId</text:span> = <text:span text:style-name="T26">data</text:span>[<text:span text:style-name="T3">'productId'</text:span>]</text:p>
      <text:p text:style-name="P40"><text:span text:style-name="T26">action</text:span> = <text:span text:style-name="T26">data</text:span>[<text:span text:style-name="T3">'action'</text:span>]</text:p>
      <text:p text:style-name="P40"><text:span text:style-name="T25">print</text:span>(<text:span text:style-name="T3">'action:'</text:span>, <text:span text:style-name="T26">action</text:span>)</text:p>
      <text:p text:style-name="P40"><text:span text:style-name="T25">print</text:span>(<text:span text:style-name="T3">'productId:'</text:span>, <text:span text:style-name="T26">productId</text:span>)</text:p>
      <text:p text:style-name="P81"/>
      <text:p text:style-name="P40"><text:span text:style-name="T26">customer</text:span> = <text:span text:style-name="T26">request</text:span>.user.customer</text:p>
      <text:p text:style-name="P40"><text:span text:style-name="T26">product</text:span> = <text:span text:style-name="T23">Product</text:span>.<text:span text:style-name="T26">objects</text:span>.<text:span text:style-name="T25">get</text:span>(<text:span text:style-name="T26">id</text:span>=<text:span text:style-name="T26">productId</text:span>)</text:p>
      <text:p text:style-name="P40"><text:span text:style-name="T26">order</text:span>, <text:span text:style-name="T26">created</text:span> = <text:span text:style-name="T23">Order</text:span>.<text:span text:style-name="T26">objects</text:span>.<text:span text:style-name="T25">get_or_create</text:span>(<text:span text:style-name="T26">customer</text:span>=<text:span text:style-name="T26">customer</text:span>, <text:span text:style-name="T26">complete</text:span>=<text:span text:style-name="T31">False</text:span>)</text:p>
      <text:p text:style-name="P81"/>
      <text:p text:style-name="P40"><text:span text:style-name="T26">orderItem</text:span>, <text:span text:style-name="T26">created</text:span> = <text:span text:style-name="T23">OrderItem</text:span>.<text:span text:style-name="T26">objects</text:span>.<text:span text:style-name="T25">get_or_create</text:span>(<text:span text:style-name="T26">order</text:span>=<text:span text:style-name="T26">order</text:span>, <text:span text:style-name="T26">product</text:span>=<text:span text:style-name="T26">product</text:span>)</text:p>
      <text:p text:style-name="P81"/>
      <text:p text:style-name="P40"><text:span text:style-name="T21">if</text:span> <text:span text:style-name="T26">action</text:span> == <text:span text:style-name="T3">'add'</text:span>:</text:p>
      <text:p text:style-name="P40"><text:span text:style-name="T26">orderItem</text:span>.quantity = (<text:span text:style-name="T26">orderItem</text:span>.quantity + <text:span text:style-name="T38">1</text:span>)</text:p>
      <text:p text:style-name="P40"><text:span text:style-name="T21">elif</text:span> <text:span text:style-name="T26">action</text:span> == <text:span text:style-name="T3">'remove'</text:span>:</text:p>
      <text:p text:style-name="P40"><text:span text:style-name="T26">orderItem</text:span>.quantity = (<text:span text:style-name="T26">orderItem</text:span>.quantity - <text:span text:style-name="T38">1</text:span>)</text:p>
      <text:p text:style-name="P81"/>
      <text:p text:style-name="P40"><text:span text:style-name="T26">orderItem</text:span>.save()</text:p>
      <text:p text:style-name="P81"/>
      <text:p text:style-name="P40"><text:span text:style-name="T21">if</text:span> <text:span text:style-name="T26">orderItem</text:span>.quantity &lt;= <text:span text:style-name="T38">0</text:span>:</text:p>
      <text:p text:style-name="P40"><text:span text:style-name="T26">orderItem</text:span>.delete()</text:p>
      <text:p text:style-name="P81"/>
      <text:p text:style-name="P40"><text:span text:style-name="T21">return</text:span> <text:span text:style-name="T23">JsonResponse</text:span>(<text:span text:style-name="T3">'item was added'</text:span>, <text:span text:style-name="T26">safe</text:span>=<text:span text:style-name="T31">False</text:span>)</text:p>
      <text:p text:style-name="P40"/>
      <text:p text:style-name="P121">(IZ NEKOG RAZLOGA TI PRORADILO <text:s/>SVE STO NIJE RADILO. ISKOCIO JE CART TOTAL I CART ITEMS. MOZES NAPISATI STARI KOD:</text:p>
      <text:p text:style-name="P121"/>
      <text:p text:style-name="P75"><text:span text:style-name="T21">if</text:span> <text:span text:style-name="T26">request</text:span>.user.is_authenticated:</text:p>
      <text:p text:style-name="P40"><text:span text:style-name="T26">customer</text:span> = <text:span text:style-name="T23">Customer</text:span>.<text:span text:style-name="T26">objects</text:span>.<text:span text:style-name="T25">first</text:span>()</text:p>
      <text:p text:style-name="P40"><text:span text:style-name="T26">order</text:span>, <text:span text:style-name="T26">created</text:span> = <text:span text:style-name="T23">Order</text:span>.<text:span text:style-name="T26">objects</text:span>.<text:span text:style-name="T25">get_or_create</text:span>(<text:span text:style-name="T26">customer</text:span>=<text:span text:style-name="T26">customer</text:span>, <text:span text:style-name="T26">complete</text:span>=<text:span text:style-name="T31">False</text:span>)</text:p>
      <text:p text:style-name="P40"><text:span text:style-name="T26">items</text:span> = <text:span text:style-name="T26">order</text:span>.orderitem_set.all()</text:p>
      <text:p text:style-name="P40"><text:span text:style-name="T26">cartItems</text:span> = <text:span text:style-name="T26">order</text:span>.get_cart_items</text:p>
      <text:p text:style-name="P40"><text:span text:style-name="T25">print</text:span>(<text:span text:style-name="T26">cartItems</text:span>)</text:p>
      <text:p text:style-name="P40"><text:span text:style-name="T21">else</text:span>:</text:p>
      <text:p text:style-name="P40"><text:span text:style-name="T26">items</text:span> = []</text:p>
      <text:p text:style-name="P40"><text:span text:style-name="T26">order</text:span> = {<text:span text:style-name="T3">'get_cart_total'</text:span>: <text:span text:style-name="T38">0</text:span>, <text:span text:style-name="T3">'get_cart_items'</text:span>: <text:span text:style-name="T38">0</text:span>, <text:span text:style-name="T3">'shipping'</text:span>: <text:span text:style-name="T31">False</text:span>}</text:p>
      <text:p text:style-name="P40"><text:span text:style-name="T26">cartItems</text:span> = <text:span text:style-name="T26">order</text:span>[<text:span text:style-name="T3">'get_cart_items'</text:span>]</text:p>
      <text:p text:style-name="P141"/>
      <text:p text:style-name="P40"><text:span text:style-name="T26">context</text:span> = {<text:span text:style-name="T3">'items'</text:span>: <text:span text:style-name="T26">items</text:span>, <text:span text:style-name="T3">'order'</text:span>: <text:span text:style-name="T26">order</text:span>, <text:span text:style-name="T3">'cartItems'</text:span>: <text:span text:style-name="T26">cartItems</text:span>}</text:p>
      <text:p text:style-name="P40"><text:span text:style-name="T21">return</text:span> <text:span text:style-name="T25">render</text:span>(<text:span text:style-name="T26">request</text:span>,(<text:span text:style-name="T3">'store/cart.html'</text:span>), <text:span text:style-name="T26">context</text:span>)</text:p>
      <text:p text:style-name="P121"/>
      <text:p text:style-name="P111"/>
      <text:p text:style-name="P21">Updatovanje ikonice korpe:</text:p>
      <text:p text:style-name="P21"/>
      <text:p text:style-name="P22">u nav.html stavis</text:p>
      <text:p text:style-name="P63"><text:span text:style-name="T35">&lt;</text:span><text:span text:style-name="T31">p</text:span> <text:span text:style-name="T26">id</text:span>=<text:span text:style-name="T3">"cart-total"</text:span><text:span text:style-name="T35">&gt;</text:span>{{cartItems}}<text:span text:style-name="T35">&lt;/</text:span><text:span text:style-name="T31">p</text:span><text:span text:style-name="T35">&gt;</text:span></text:p>
      <text:p text:style-name="P112"><text:soft-page-break/>onda u cart.html napises</text:p>
      <text:p text:style-name="P134"/>
      <text:p text:style-name="P64"><text:span text:style-name="T35">&lt;</text:span><text:span text:style-name="T31">img</text:span> <text:span text:style-name="T26">data-product</text:span> = <text:span text:style-name="T3">'{{item.product.id}}'</text:span> <text:span text:style-name="T26">data-action</text:span> = <text:span text:style-name="T3">'add'</text:span> <text:span text:style-name="T26">src</text:span>=<text:span text:style-name="T3">"{% static 'image/gore.png' %}"</text:span> <text:span text:style-name="T26">alt</text:span>=<text:span text:style-name="T3">""</text:span> <text:span text:style-name="T26">class</text:span>=<text:span text:style-name="T3">"chg-quantity update-cart"</text:span> <text:span text:style-name="T26">onclick</text:span>=<text:span text:style-name="T3">'</text:span><text:span text:style-name="T25">updateCart</text:span><text:span text:style-name="T3">()'</text:span><text:span text:style-name="T35">&gt;</text:span></text:p>
      <text:p text:style-name="P40"><text:span text:style-name="T35">&lt;</text:span><text:span text:style-name="T31">img</text:span> <text:span text:style-name="T26">data-product</text:span> = <text:span text:style-name="T3">'{{item.product.id}}'</text:span> <text:span text:style-name="T26">data-action</text:span> = <text:span text:style-name="T3">'remove'</text:span> <text:span text:style-name="T26">src</text:span>=<text:span text:style-name="T3">"{% static 'image/dole.png' %}"</text:span> <text:span text:style-name="T26">alt</text:span>=<text:span text:style-name="T3">""</text:span> <text:span text:style-name="T26">class</text:span>=<text:span text:style-name="T3">"chg-quantity update-cart"</text:span> <text:span text:style-name="T26">onclick</text:span>=<text:span text:style-name="T3">'</text:span><text:span text:style-name="T25">updateCart</text:span><text:span text:style-name="T3">()'</text:span><text:span text:style-name="T35">&gt;</text:span></text:p>
      <text:p text:style-name="P134"/>
      <text:p text:style-name="P23">posto ti main.html nes ne radi, moras ponoviti kod u <text:s/>headu <text:span text:style-name="T41">iz trgovina.html</text:span></text:p>
      <text:p text:style-name="P65"><text:span text:style-name="T35">&lt;</text:span><text:span text:style-name="T31">script</text:span> <text:span text:style-name="T26">src</text:span>=<text:span text:style-name="T3">"{% static 'js/cart.js' %}"</text:span><text:span text:style-name="T35">&gt;&lt;/</text:span><text:span text:style-name="T31">script</text:span><text:span text:style-name="T35">&gt;</text:span></text:p>
      <text:p text:style-name="P141"/>
      <text:p text:style-name="P40"><text:span text:style-name="T35">&lt;</text:span><text:span text:style-name="T31">script</text:span> <text:span text:style-name="T26">type</text:span>=<text:span text:style-name="T3">"text/javascript"</text:span><text:span text:style-name="T35">&gt;</text:span></text:p>
      <text:p text:style-name="P40"><text:span text:style-name="T31">let</text:span> <text:span text:style-name="T26">user</text:span> = <text:span text:style-name="T3">'{{request.user}}'</text:span></text:p>
      <text:p text:style-name="P81"/>
      <text:p text:style-name="P40"><text:span text:style-name="T31">function</text:span> <text:span text:style-name="T25">getToken</text:span>(<text:span text:style-name="T26">name</text:span>) {</text:p>
      <text:p text:style-name="P40"><text:span text:style-name="T31">let</text:span> <text:span text:style-name="T26">cookieValue</text:span> = <text:span text:style-name="T31">null</text:span>;</text:p>
      <text:p text:style-name="P40"><text:span text:style-name="T21">if</text:span> (<text:span text:style-name="T26">document</text:span>.<text:span text:style-name="T26">cookie</text:span> &amp;&amp; <text:span text:style-name="T26">document</text:span>.<text:span text:style-name="T26">cookie</text:span> !== <text:span text:style-name="T3">''</text:span>) {</text:p>
      <text:p text:style-name="P40"><text:span text:style-name="T31">let</text:span> <text:span text:style-name="T26">cookies</text:span> = <text:span text:style-name="T26">document</text:span>.<text:span text:style-name="T26">cookie</text:span>.<text:span text:style-name="T25">split</text:span>(<text:span text:style-name="T3">';'</text:span>);</text:p>
      <text:p text:style-name="P40"><text:span text:style-name="T21">for</text:span> (<text:span text:style-name="T31">let</text:span> <text:span text:style-name="T26">i</text:span> = <text:span text:style-name="T38">0</text:span>; <text:span text:style-name="T26">i</text:span> &lt; <text:span text:style-name="T26">cookies</text:span>.<text:span text:style-name="T26">length</text:span>; <text:span text:style-name="T26">i</text:span>++) {</text:p>
      <text:p text:style-name="P40"><text:span text:style-name="T31">let</text:span> <text:span text:style-name="T26">cookie</text:span> = <text:span text:style-name="T26">cookies</text:span>[<text:span text:style-name="T26">i</text:span>].<text:span text:style-name="T25">trim</text:span>();</text:p>
      <text:p text:style-name="P135">// Does this cookie string begin with the name we want?</text:p>
      <text:p text:style-name="P40"><text:span text:style-name="T21">if</text:span> (<text:span text:style-name="T26">cookie</text:span>.<text:span text:style-name="T25">substring</text:span>(<text:span text:style-name="T38">0</text:span>, <text:span text:style-name="T26">name</text:span>.<text:span text:style-name="T26">length</text:span> + <text:span text:style-name="T38">1</text:span>) === (<text:span text:style-name="T26">name</text:span> + <text:span text:style-name="T3">'='</text:span>)) {</text:p>
      <text:p text:style-name="P40"><text:span text:style-name="T26">cookieValue</text:span> = <text:span text:style-name="T25">decodeURIComponent</text:span>(<text:span text:style-name="T26">cookie</text:span>.<text:span text:style-name="T25">substring</text:span>(<text:span text:style-name="T26">name</text:span>.<text:span text:style-name="T26">length</text:span> + <text:span text:style-name="T38">1</text:span>));</text:p>
      <text:p text:style-name="P40"><text:span text:style-name="T21">break</text:span>;</text:p>
      <text:p text:style-name="P40">}</text:p>
      <text:p text:style-name="P40">}</text:p>
      <text:p text:style-name="P40">}</text:p>
      <text:p text:style-name="P40"><text:span text:style-name="T21">return</text:span> <text:span text:style-name="T26">cookieValue</text:span>;</text:p>
      <text:p text:style-name="P40">}</text:p>
      <text:p text:style-name="P40"><text:span text:style-name="T31">let</text:span> <text:span text:style-name="T26">csrftoken</text:span> = <text:span text:style-name="T25">getToken</text:span>(<text:span text:style-name="T3">'csrftoken'</text:span>);</text:p>
      <text:p text:style-name="P40"/>
      <text:p text:style-name="P76"/>
      <text:p text:style-name="P6">9.Korak</text:p>
      <text:p text:style-name="P24"/>
      <text:p text:style-name="P24">Registracija usera</text:p>
      <text:p text:style-name="P24"/>
      <text:p text:style-name="P24">1.Napravis novi templejt koji se zove registerPage.html koji izgleda ovako</text:p>
      <text:p text:style-name="P66">{% block content %}</text:p>
      <text:p text:style-name="P40">{% load static %}</text:p>
      <text:p text:style-name="P141"/>
      <text:p text:style-name="P40"><text:span text:style-name="T35">&lt;!</text:span><text:span text:style-name="T31">DOCTYPE</text:span> <text:span text:style-name="T26">html</text:span><text:span text:style-name="T35">&gt;</text:span></text:p>
      <text:p text:style-name="P40"><text:span text:style-name="T35">&lt;</text:span><text:span text:style-name="T31">html</text:span> <text:span text:style-name="T26">lang</text:span>=<text:span text:style-name="T3">"en"</text:span><text:span text:style-name="T35">&gt;</text:span></text:p>
      <text:p text:style-name="P40"><text:span text:style-name="T35">&lt;</text:span><text:span text:style-name="T31">head</text:span><text:span text:style-name="T35">&gt;</text:span></text:p>
      <text:p text:style-name="P40"><text:span text:style-name="T35">&lt;</text:span><text:span text:style-name="T31">meta</text:span> <text:span text:style-name="T26">charset</text:span>=<text:span text:style-name="T3">"UTF-8"</text:span><text:span text:style-name="T35">&gt;</text:span></text:p>
      <text:p text:style-name="P40"><text:span text:style-name="T35">&lt;</text:span><text:span text:style-name="T31">meta</text:span> <text:span text:style-name="T26">http-equiv</text:span>=<text:span text:style-name="T3">"X-UA-Compatible"</text:span> <text:span text:style-name="T26">content</text:span>=<text:span text:style-name="T3">"IE=edge"</text:span><text:span text:style-name="T35">&gt;</text:span></text:p>
      <text:p text:style-name="P40"><text:span text:style-name="T35">&lt;</text:span><text:span text:style-name="T31">meta</text:span> <text:span text:style-name="T26">name</text:span>=<text:span text:style-name="T3">"viewport"</text:span> <text:span text:style-name="T26">content</text:span>=<text:span text:style-name="T3">"width=device-width, initial-scale=1.0"</text:span><text:span text:style-name="T35">&gt;</text:span></text:p>
      <text:p text:style-name="P40"><text:soft-page-break/><text:span text:style-name="T35">&lt;</text:span><text:span text:style-name="T31">title</text:span><text:span text:style-name="T35">&gt;</text:span>Register<text:span text:style-name="T35">&lt;/</text:span><text:span text:style-name="T31">title</text:span><text:span text:style-name="T35">&gt;</text:span></text:p>
      <text:p text:style-name="P40"><text:span text:style-name="T35">&lt;</text:span><text:span text:style-name="T31">link</text:span> <text:span text:style-name="T26">rel</text:span>=<text:span text:style-name="T3">"stylesheet"</text:span> <text:span text:style-name="T26">href</text:span>=<text:span text:style-name="T3">"{% static 'css/main.css' %}"</text:span><text:span text:style-name="T35">&gt;</text:span></text:p>
      <text:p text:style-name="P81"/>
      <text:p text:style-name="P40"><text:span text:style-name="T35">&lt;/</text:span><text:span text:style-name="T31">head</text:span><text:span text:style-name="T35">&gt;</text:span></text:p>
      <text:p text:style-name="P40"><text:span text:style-name="T35">&lt;</text:span><text:span text:style-name="T31">body</text:span><text:span text:style-name="T35">&gt;</text:span></text:p>
      <text:p text:style-name="P40">{%include 'store/nav.html'%} </text:p>
      <text:p text:style-name="P40"><text:span text:style-name="T35">&lt;</text:span><text:span text:style-name="T31">form</text:span> <text:span text:style-name="T26">method</text:span>=<text:span text:style-name="T3">"POST"</text:span> <text:span text:style-name="T26">id</text:span>=<text:span text:style-name="T3">"registerForm"</text:span> <text:span text:style-name="T35">&gt;</text:span></text:p>
      <text:p text:style-name="P40"><text:span text:style-name="T35">&lt;</text:span><text:span text:style-name="T31">div</text:span> <text:span text:style-name="T26">class</text:span>=<text:span text:style-name="T3">"formContainer"</text:span><text:span text:style-name="T35">&gt;</text:span></text:p>
      <text:p text:style-name="P81"/>
      <text:p text:style-name="P40"><text:span text:style-name="T35">&lt;</text:span><text:span text:style-name="T31">h1</text:span> <text:span text:style-name="T26">id</text:span>=<text:span text:style-name="T3">'naslov'</text:span><text:span text:style-name="T35">&gt;</text:span>Register<text:span text:style-name="T35">&lt;/</text:span><text:span text:style-name="T31">h1</text:span><text:span text:style-name="T35">&gt;</text:span></text:p>
      <text:p text:style-name="P40"><text:span text:style-name="T35">&lt;</text:span><text:span text:style-name="T31">div</text:span> <text:span text:style-name="T26">class</text:span>=<text:span text:style-name="T3">"container"</text:span><text:span text:style-name="T35">&gt;</text:span></text:p>
      <text:p text:style-name="P81"/>
      <text:p text:style-name="P40">{% csrf_token %}</text:p>
      <text:p text:style-name="P40">{{form.username.label}}</text:p>
      <text:p text:style-name="P40">{{form.username}}</text:p>
      <text:p text:style-name="P40"><text:span text:style-name="T35">&lt;</text:span><text:span text:style-name="T31">br</text:span><text:span text:style-name="T35">&gt;</text:span></text:p>
      <text:p text:style-name="P40"><text:span text:style-name="T35">&lt;</text:span><text:span text:style-name="T31">br</text:span><text:span text:style-name="T35">&gt;</text:span></text:p>
      <text:p text:style-name="P40">{{form.email.label}}</text:p>
      <text:p text:style-name="P40">{{form.email}}</text:p>
      <text:p text:style-name="P40"><text:span text:style-name="T35">&lt;</text:span><text:span text:style-name="T31">br</text:span><text:span text:style-name="T35">&gt;</text:span></text:p>
      <text:p text:style-name="P40"><text:span text:style-name="T35">&lt;</text:span><text:span text:style-name="T31">br</text:span><text:span text:style-name="T35">&gt;</text:span></text:p>
      <text:p text:style-name="P40">{{form.password1.label}}</text:p>
      <text:p text:style-name="P40">{{form.password1}}</text:p>
      <text:p text:style-name="P40"><text:span text:style-name="T35">&lt;</text:span><text:span text:style-name="T31">br</text:span><text:span text:style-name="T35">&gt;</text:span></text:p>
      <text:p text:style-name="P40"><text:span text:style-name="T35">&lt;</text:span><text:span text:style-name="T31">br</text:span><text:span text:style-name="T35">&gt;</text:span></text:p>
      <text:p text:style-name="P40">{{form.password2.label}}</text:p>
      <text:p text:style-name="P40">{{form.password2}}</text:p>
      <text:p text:style-name="P81"/>
      <text:p text:style-name="P40"><text:span text:style-name="T35">&lt;</text:span><text:span text:style-name="T31">input</text:span> <text:span text:style-name="T26">type</text:span>=<text:span text:style-name="T3">"submit"</text:span> <text:span text:style-name="T26">name</text:span>=<text:span text:style-name="T3">"Create User"</text:span> <text:span text:style-name="T26">id</text:span>=<text:span text:style-name="T3">"registersubmit"</text:span><text:span text:style-name="T35">&gt;</text:span></text:p>
      <text:p text:style-name="P40"><text:span text:style-name="T35">&lt;</text:span><text:span text:style-name="T31">div</text:span> <text:span text:style-name="T26">id</text:span>=<text:span text:style-name="T3">"errors"</text:span><text:span text:style-name="T35">&gt;</text:span></text:p>
      <text:p text:style-name="P40">{{form.errors}}</text:p>
      <text:p text:style-name="P40"><text:span text:style-name="T35">&lt;/</text:span><text:span text:style-name="T31">div</text:span><text:span text:style-name="T35">&gt;</text:span></text:p>
      <text:p text:style-name="P40"><text:span text:style-name="T35">&lt;</text:span><text:span text:style-name="T31">p</text:span> <text:span text:style-name="T26">id</text:span>=<text:span text:style-name="T3">"haveacc"</text:span><text:span text:style-name="T35">&gt;</text:span>Already have an account? <text:span text:style-name="T35">&lt;</text:span><text:span text:style-name="T31">a</text:span> <text:span text:style-name="T26">href</text:span>=<text:span text:style-name="T3">"{}"</text:span><text:span text:style-name="T35">&gt;</text:span> Login<text:span text:style-name="T35">&lt;/</text:span><text:span text:style-name="T31">a</text:span><text:span text:style-name="T35">&gt;</text:span> here.<text:span text:style-name="T35">&lt;/</text:span><text:span text:style-name="T31">p</text:span><text:span text:style-name="T35">&gt;</text:span></text:p>
      <text:p text:style-name="P40"><text:span text:style-name="T35">&lt;/</text:span><text:span text:style-name="T31">div</text:span><text:span text:style-name="T35">&gt;</text:span></text:p>
      <text:p text:style-name="P40"><text:span text:style-name="T35">&lt;/</text:span><text:span text:style-name="T31">div</text:span><text:span text:style-name="T35">&gt;</text:span></text:p>
      <text:p text:style-name="P40"><text:span text:style-name="T35">&lt;/</text:span><text:span text:style-name="T31">form</text:span><text:span text:style-name="T35">&gt;</text:span></text:p>
      <text:p text:style-name="P142"><text:line-break/></text:p>
      <text:p text:style-name="P40"><text:span text:style-name="T35">&lt;</text:span><text:span text:style-name="T31">style</text:span><text:span text:style-name="T35">&gt;</text:span></text:p>
      <text:p text:style-name="P40"><text:span text:style-name="T42">#registerForm</text:span>{</text:p>
      <text:p text:style-name="P40"><text:span text:style-name="T26">display</text:span>: <text:span text:style-name="T3">flex</text:span>;</text:p>
      <text:p text:style-name="P40"><text:span text:style-name="T26">justify-content</text:span>: <text:span text:style-name="T3">center</text:span>;</text:p>
      <text:p text:style-name="P40">}</text:p>
      <text:p text:style-name="P40"><text:span text:style-name="T42">.formContainer</text:span> {</text:p>
      <text:p text:style-name="P40"><text:span text:style-name="T26">text-align</text:span>: <text:span text:style-name="T3">left</text:span>;</text:p>
      <text:p text:style-name="P40"><text:span text:style-name="T26">margin</text:span>: <text:span text:style-name="T38">24px</text:span> <text:span text:style-name="T38">50px</text:span> <text:span text:style-name="T38">12px</text:span>;</text:p>
      <text:p text:style-name="P40"><text:soft-page-break/><text:span text:style-name="T26">border</text:span>: <text:span text:style-name="T3">#4f868c</text:span> <text:span text:style-name="T3">solid</text:span> <text:span text:style-name="T38">5px</text:span>;</text:p>
      <text:p text:style-name="P40">}</text:p>
      <text:p text:style-name="P40"><text:span text:style-name="T42">#naslov</text:span> {</text:p>
      <text:p text:style-name="P40"><text:span text:style-name="T26">text-align</text:span>: <text:span text:style-name="T3">center</text:span>;</text:p>
      <text:p text:style-name="P40"><text:span text:style-name="T26">font-size</text:span>: <text:span text:style-name="T38">50px</text:span>;</text:p>
      <text:p text:style-name="P40"><text:span text:style-name="T26">padding</text:span>: <text:span text:style-name="T38">20px</text:span> <text:span text:style-name="T38">0</text:span> <text:span text:style-name="T38">20px</text:span> <text:span text:style-name="T38">0</text:span>;</text:p>
      <text:p text:style-name="P40">}</text:p>
      <text:p text:style-name="P40"><text:span text:style-name="T42">.container</text:span> {</text:p>
      <text:p text:style-name="P40"><text:span text:style-name="T26">padding</text:span>: <text:span text:style-name="T38">16px</text:span> <text:span text:style-name="T38">0</text:span>;</text:p>
      <text:p text:style-name="P40"><text:span text:style-name="T26">text-align</text:span>: <text:span text:style-name="T3">left</text:span>;</text:p>
      <text:p text:style-name="P40"><text:span text:style-name="T26">margin</text:span>: <text:span text:style-name="T38">0</text:span>, <text:span text:style-name="T38">20px</text:span>, <text:span text:style-name="T38">0</text:span> <text:span text:style-name="T38">20px</text:span>;</text:p>
      <text:p text:style-name="P40">}</text:p>
      <text:p text:style-name="P40"><text:span text:style-name="T42">input</text:span>[<text:span text:style-name="T26">type</text:span>=<text:span text:style-name="T3">"text"</text:span>],</text:p>
      <text:p text:style-name="P40"><text:span text:style-name="T42">input</text:span>[<text:span text:style-name="T26">type</text:span>=<text:span text:style-name="T3">"email"</text:span>],</text:p>
      <text:p text:style-name="P40"><text:span text:style-name="T42">input</text:span>[<text:span text:style-name="T26">type</text:span>=<text:span text:style-name="T3">"password"</text:span>] {</text:p>
      <text:p text:style-name="P40"><text:span text:style-name="T26">width</text:span>: <text:span text:style-name="T38">100%</text:span>;</text:p>
      <text:p text:style-name="P40"><text:span text:style-name="T26">padding</text:span>: <text:span text:style-name="T38">16px</text:span> <text:span text:style-name="T38">10px</text:span>;</text:p>
      <text:p text:style-name="P40"><text:span text:style-name="T26">display</text:span>: <text:span text:style-name="T3">inline-block</text:span>;</text:p>
      <text:p text:style-name="P40"><text:span text:style-name="T26">border</text:span>: <text:span text:style-name="T38">1px</text:span> <text:span text:style-name="T3">solid</text:span> <text:span text:style-name="T3">#ccc</text:span>;</text:p>
      <text:p text:style-name="P40">}</text:p>
      <text:p text:style-name="P81"/>
      <text:p text:style-name="P40"><text:span text:style-name="T42">#haveacc</text:span>{</text:p>
      <text:p text:style-name="P40"><text:span text:style-name="T26">text-align</text:span>: <text:span text:style-name="T3">center</text:span>;</text:p>
      <text:p text:style-name="P40">}</text:p>
      <text:p text:style-name="P81"/>
      <text:p text:style-name="P40"><text:span text:style-name="T42">#registersubmit</text:span>{</text:p>
      <text:p text:style-name="P40"><text:span text:style-name="T26">width</text:span>: <text:span text:style-name="T38">100%</text:span>;</text:p>
      <text:p text:style-name="P40"><text:span text:style-name="T26">margin-top</text:span>: <text:span text:style-name="T38">20px</text:span>;</text:p>
      <text:p text:style-name="P40"><text:span text:style-name="T26">font-size</text:span>: <text:span text:style-name="T38">20px</text:span>;</text:p>
      <text:p text:style-name="P40"><text:span text:style-name="T26">background-color</text:span>: <text:span text:style-name="T3">#28a745</text:span>;</text:p>
      <text:p text:style-name="P40"><text:span text:style-name="T26">border-color</text:span>: <text:span text:style-name="T3">#28a745</text:span></text:p>
      <text:p text:style-name="P40">}</text:p>
      <text:p text:style-name="P81"/>
      <text:p text:style-name="P40"><text:span text:style-name="T42">#errors</text:span>{</text:p>
      <text:p text:style-name="P40"><text:span text:style-name="T26">color</text:span>: <text:span text:style-name="T3">red</text:span>;</text:p>
      <text:p text:style-name="P40">}</text:p>
      <text:p text:style-name="P40"><text:span text:style-name="T35">&lt;/</text:span><text:span text:style-name="T31">style</text:span><text:span text:style-name="T35">&gt;</text:span></text:p>
      <text:p text:style-name="P40"><text:span text:style-name="T35">&lt;/</text:span><text:span text:style-name="T31">body</text:span><text:span text:style-name="T35">&gt;</text:span></text:p>
      <text:p text:style-name="P40"><text:span text:style-name="T35">&lt;/</text:span><text:span text:style-name="T31">html</text:span><text:span text:style-name="T35">&gt;</text:span></text:p>
      <text:p text:style-name="P40">{% endblock content%}</text:p>
      <text:p text:style-name="P24"/>
      <text:p text:style-name="P25">Onda u store folderu napravis forms.py koji izgleda ovako:</text:p>
      <text:p text:style-name="P25"/>
      <text:p text:style-name="P136">#import imp</text:p>
      <text:p text:style-name="P40"><text:span text:style-name="T21">from</text:span> <text:span text:style-name="T23">django</text:span>.<text:span text:style-name="T23">forms</text:span> <text:span text:style-name="T21">import</text:span> <text:span text:style-name="T23">ModelForm</text:span></text:p>
      <text:p text:style-name="P40"><text:span text:style-name="T21">from</text:span> <text:span text:style-name="T23">django</text:span>.<text:span text:style-name="T23">contrib</text:span>.<text:span text:style-name="T23">auth</text:span>.<text:span text:style-name="T23">forms</text:span> <text:span text:style-name="T21">import</text:span> <text:span text:style-name="T23">UserCreationForm</text:span></text:p>
      <text:p text:style-name="P40"><text:span text:style-name="T21">from</text:span> <text:span text:style-name="T23">django</text:span>.<text:span text:style-name="T23">contrib</text:span>.<text:span text:style-name="T23">auth</text:span>.<text:span text:style-name="T23">models</text:span> <text:span text:style-name="T21">import</text:span> <text:span text:style-name="T23">User</text:span></text:p>
      <text:p text:style-name="P40"><text:soft-page-break/><text:span text:style-name="T21">from</text:span> <text:span text:style-name="T23">django</text:span> <text:span text:style-name="T21">import</text:span> <text:span text:style-name="T23">forms</text:span></text:p>
      <text:p text:style-name="P81"/>
      <text:p text:style-name="P40"><text:span text:style-name="T21">from</text:span> .<text:span text:style-name="T23">models</text:span> <text:span text:style-name="T21">import</text:span> *</text:p>
      <text:p text:style-name="P142"><text:line-break/></text:p>
      <text:p text:style-name="P40"><text:span text:style-name="T31">class</text:span> <text:span text:style-name="T23">CreateUserForm</text:span>(<text:span text:style-name="T23">UserCreationForm</text:span>):</text:p>
      <text:p text:style-name="P40"><text:span text:style-name="T31">class</text:span> <text:span text:style-name="T23">Meta</text:span>:</text:p>
      <text:p text:style-name="P40"><text:span text:style-name="T26">model</text:span> = <text:span text:style-name="T23">User</text:span></text:p>
      <text:p text:style-name="P40"><text:span text:style-name="T26">fields</text:span> = [<text:span text:style-name="T3">'username'</text:span>, <text:span text:style-name="T3">'email'</text:span>, <text:span text:style-name="T3">'password1'</text:span>, <text:span text:style-name="T3">'password2'</text:span>]</text:p>
      <text:p text:style-name="P40"/>
      <text:p text:style-name="P122">I onda u views.py prvo importujes ovo:</text:p>
      <text:p text:style-name="P77"/>
      <text:p text:style-name="P77"><text:span text:style-name="T21">from</text:span> .<text:span text:style-name="T23">forms</text:span> <text:span text:style-name="T21">import</text:span> *</text:p>
      <text:p text:style-name="P40"><text:span text:style-name="T21">from</text:span> <text:span text:style-name="T23">django</text:span>.<text:span text:style-name="T23">contrib</text:span> <text:span text:style-name="T21">import</text:span> <text:span text:style-name="T23">messages</text:span></text:p>
      <text:p text:style-name="P137"/>
      <text:p text:style-name="P123">pa onda napises</text:p>
      <text:p text:style-name="P77"/>
      <text:p text:style-name="P77"><text:span text:style-name="T31">def</text:span> <text:span text:style-name="T25">registerPage</text:span>(<text:span text:style-name="T26">request</text:span>):</text:p>
      <text:p text:style-name="P40"><text:span text:style-name="T26">form</text:span> = <text:span text:style-name="T23">CreateUserForm</text:span>()</text:p>
      <text:p text:style-name="P81"/>
      <text:p text:style-name="P40"><text:span text:style-name="T21">if</text:span> <text:span text:style-name="T26">request</text:span>.method == <text:span text:style-name="T3">'POST'</text:span>:</text:p>
      <text:p text:style-name="P40"><text:span text:style-name="T26">form</text:span> = <text:span text:style-name="T23">CreateUserForm</text:span>(<text:span text:style-name="T26">request</text:span>.POST)</text:p>
      <text:p text:style-name="P40"><text:span text:style-name="T21">if</text:span> <text:span text:style-name="T26">form</text:span>.<text:span text:style-name="T25">is_valid</text:span>():</text:p>
      <text:p text:style-name="P40"><text:span text:style-name="T26">form</text:span>.<text:span text:style-name="T25">save</text:span>()</text:p>
      <text:p text:style-name="P40"><text:span text:style-name="T26">user</text:span> = <text:span text:style-name="T26">form</text:span>.<text:span text:style-name="T26">cleaned_data</text:span>.get(<text:span text:style-name="T3">'username'</text:span>)</text:p>
      <text:p text:style-name="P40"><text:span text:style-name="T23">messages</text:span>.<text:span text:style-name="T25">success</text:span>(<text:span text:style-name="T26">request</text:span>, <text:span text:style-name="T3">'Account was created for user '</text:span> + <text:span text:style-name="T26">user</text:span>)</text:p>
      <text:p text:style-name="P40"><text:span text:style-name="T21">return</text:span> <text:span text:style-name="T25">redirect</text:span>(<text:span text:style-name="T3">'cart'</text:span>)</text:p>
      <text:p text:style-name="P81"/>
      <text:p text:style-name="P40"><text:span text:style-name="T26">context</text:span> = {<text:span text:style-name="T3">'form'</text:span>: <text:span text:style-name="T26">form</text:span>}</text:p>
      <text:p text:style-name="P40"><text:span text:style-name="T21">return</text:span> <text:span text:style-name="T25">render</text:span>(<text:span text:style-name="T26">request</text:span>, (<text:span text:style-name="T3">'store/registerPage.html'</text:span>),<text:span text:style-name="T26">context</text:span>)</text:p>
      <text:p text:style-name="P40"/>
      <text:p text:style-name="P124">I na kraju ofc <text:s/>odes <text:s/>u urls.py</text:p>
      <text:p text:style-name="P77"/>
      <text:p text:style-name="P8"/>
      <text:p text:style-name="P8">10.korak</text:p>
      <text:p text:style-name="P8"/>
      <text:p text:style-name="P26">Logovanje usera</text:p>
      <text:p text:style-name="P26"/>
      <text:p text:style-name="P27">prvo <text:s/>u urls.py napises </text:p>
      <text:p text:style-name="P67"><text:span text:style-name="T25">path</text:span>(<text:span text:style-name="T3">'loginPage/'</text:span>, <text:span text:style-name="T23">views</text:span>.<text:span text:style-name="T25">loginPage</text:span>, <text:span text:style-name="T26">name</text:span>=<text:span text:style-name="T3">'loginPage'</text:span>),</text:p>
      <text:p text:style-name="P27"/>
      <text:p text:style-name="P27">onda odes u views.py pa napises</text:p>
      <text:p text:style-name="P27"/>
      <text:p text:style-name="P67"><text:span text:style-name="T31">def</text:span> <text:span text:style-name="T25">loginPage</text:span>(<text:span text:style-name="T26">request</text:span>):</text:p>
      <text:p text:style-name="P40"><text:span text:style-name="T21">if</text:span> <text:span text:style-name="T26">request</text:span>.method == <text:span text:style-name="T3">'POST'</text:span>:</text:p>
      <text:p text:style-name="P40"><text:span text:style-name="T26">username</text:span> = <text:span text:style-name="T26">request</text:span>.POST.get(<text:span text:style-name="T3">'username'</text:span>)</text:p>
      <text:p text:style-name="P40"><text:soft-page-break/><text:span text:style-name="T26">password</text:span> = <text:span text:style-name="T26">request</text:span>.POST.get(<text:span text:style-name="T3">'password'</text:span>)</text:p>
      <text:p text:style-name="P81"/>
      <text:p text:style-name="P40"><text:span text:style-name="T26">user</text:span> = <text:span text:style-name="T25">authenticate</text:span>(<text:span text:style-name="T26">request</text:span>, <text:span text:style-name="T26">username</text:span> = <text:span text:style-name="T26">username</text:span>, <text:span text:style-name="T26">password</text:span> = <text:span text:style-name="T26">password</text:span>)</text:p>
      <text:p text:style-name="P81"/>
      <text:p text:style-name="P40"><text:span text:style-name="T21">if</text:span> <text:span text:style-name="T26">user</text:span> <text:span text:style-name="T31">is</text:span> <text:span text:style-name="T31">not</text:span> <text:span text:style-name="T31">None</text:span>:</text:p>
      <text:p text:style-name="P40"><text:span text:style-name="T25">login</text:span>(<text:span text:style-name="T26">request</text:span>, <text:span text:style-name="T26">user</text:span>)</text:p>
      <text:p text:style-name="P40"><text:span text:style-name="T21">return</text:span> <text:span text:style-name="T25">redirect</text:span>(<text:span text:style-name="T3">'cart'</text:span>)</text:p>
      <text:p text:style-name="P40"><text:span text:style-name="T21">else</text:span>:</text:p>
      <text:p text:style-name="P40"><text:span text:style-name="T23">messages</text:span>.<text:span text:style-name="T25">info</text:span>(<text:span text:style-name="T26">request</text:span>, <text:span text:style-name="T3">'Username or password is incorrect'</text:span>)</text:p>
      <text:p text:style-name="P141"/>
      <text:p text:style-name="P40"><text:span text:style-name="T26">context</text:span> = {}</text:p>
      <text:p text:style-name="P40"><text:span text:style-name="T21">return</text:span> <text:span text:style-name="T25">render</text:span>(<text:span text:style-name="T26">request</text:span>, (<text:span text:style-name="T3">'store/loginPage.html'</text:span>), <text:span text:style-name="T26">context</text:span>)</text:p>
      <text:p text:style-name="P27"/>
      <text:p text:style-name="P28">Onda napravis templejt loginPage.html</text:p>
      <text:p text:style-name="P28"/>
      <text:p text:style-name="P28"/>
      <text:p text:style-name="P40">{% block content %}</text:p>
      <text:p text:style-name="P40">{% load static %}</text:p>
      <text:p text:style-name="P40"><text:span text:style-name="T35">&lt;!</text:span><text:span text:style-name="T31">DOCTYPE</text:span> <text:span text:style-name="T26">html</text:span><text:span text:style-name="T35">&gt;</text:span></text:p>
      <text:p text:style-name="P40"><text:span text:style-name="T35">&lt;</text:span><text:span text:style-name="T31">html</text:span> <text:span text:style-name="T26">lang</text:span>=<text:span text:style-name="T3">"en"</text:span><text:span text:style-name="T35">&gt;</text:span></text:p>
      <text:p text:style-name="P40"><text:span text:style-name="T35">&lt;</text:span><text:span text:style-name="T31">head</text:span><text:span text:style-name="T35">&gt;</text:span></text:p>
      <text:p text:style-name="P40"><text:span text:style-name="T35">&lt;</text:span><text:span text:style-name="T31">meta</text:span> <text:span text:style-name="T26">charset</text:span>=<text:span text:style-name="T3">"UTF-8"</text:span><text:span text:style-name="T35">&gt;</text:span></text:p>
      <text:p text:style-name="P40"><text:span text:style-name="T35">&lt;</text:span><text:span text:style-name="T31">meta</text:span> <text:span text:style-name="T26">http-equiv</text:span>=<text:span text:style-name="T3">"X-UA-Compatible"</text:span> <text:span text:style-name="T26">content</text:span>=<text:span text:style-name="T3">"IE=edge"</text:span><text:span text:style-name="T35">&gt;</text:span></text:p>
      <text:p text:style-name="P40"><text:span text:style-name="T35">&lt;</text:span><text:span text:style-name="T31">meta</text:span> <text:span text:style-name="T26">name</text:span>=<text:span text:style-name="T3">"viewport"</text:span> <text:span text:style-name="T26">content</text:span>=<text:span text:style-name="T3">"width=device-width, initial-scale=1.0"</text:span><text:span text:style-name="T35">&gt;</text:span></text:p>
      <text:p text:style-name="P40"><text:span text:style-name="T35">&lt;</text:span><text:span text:style-name="T31">title</text:span><text:span text:style-name="T35">&gt;</text:span>Login<text:span text:style-name="T35">&lt;/</text:span><text:span text:style-name="T31">title</text:span><text:span text:style-name="T35">&gt;</text:span></text:p>
      <text:p text:style-name="P40"><text:span text:style-name="T35">&lt;/</text:span><text:span text:style-name="T31">head</text:span><text:span text:style-name="T35">&gt;</text:span></text:p>
      <text:p text:style-name="P40"><text:span text:style-name="T35">&lt;</text:span><text:span text:style-name="T31">body</text:span><text:span text:style-name="T35">&gt;</text:span></text:p>
      <text:p text:style-name="P40">{%include 'store/nav.html'%} </text:p>
      <text:p text:style-name="P40"><text:span text:style-name="T35">&lt;</text:span><text:span text:style-name="T31">form</text:span> <text:span text:style-name="T26">action</text:span>=<text:span text:style-name="T3">""</text:span> <text:span text:style-name="T26">method</text:span>=<text:span text:style-name="T3">"POST"</text:span> <text:span text:style-name="T26">id</text:span>=<text:span text:style-name="T3">"loginForm"</text:span><text:span text:style-name="T35">&gt;</text:span></text:p>
      <text:p text:style-name="P40"><text:span text:style-name="T35">&lt;</text:span><text:span text:style-name="T31">div</text:span> <text:span text:style-name="T26">class</text:span>=<text:span text:style-name="T3">"formContainer"</text:span><text:span text:style-name="T35">&gt;</text:span></text:p>
      <text:p text:style-name="P40"><text:span text:style-name="T35">&lt;</text:span><text:span text:style-name="T31">h1</text:span> <text:span text:style-name="T26">id</text:span>=<text:span text:style-name="T3">"naslov"</text:span><text:span text:style-name="T35">&gt;</text:span>Login<text:span text:style-name="T35">&lt;/</text:span><text:span text:style-name="T31">h1</text:span><text:span text:style-name="T35">&gt;</text:span></text:p>
      <text:p text:style-name="P40"><text:span text:style-name="T35">&lt;</text:span><text:span text:style-name="T31">div</text:span> <text:span text:style-name="T26">class</text:span>=<text:span text:style-name="T3">"container"</text:span><text:span text:style-name="T35">&gt;</text:span></text:p>
      <text:p text:style-name="P40">{% csrf_token %}</text:p>
      <text:p text:style-name="P40"><text:span text:style-name="T35">&lt;</text:span><text:span text:style-name="T31">input</text:span> <text:span text:style-name="T26">type</text:span>=<text:span text:style-name="T3">"text"</text:span> <text:span text:style-name="T26">name</text:span>=<text:span text:style-name="T3">"username"</text:span> <text:span text:style-name="T26">id</text:span>=<text:span text:style-name="T3">""</text:span> <text:span text:style-name="T26">placeholder</text:span>=<text:span text:style-name="T3">"Username"</text:span> <text:span text:style-name="T35">/&gt;</text:span></text:p>
      <text:p text:style-name="P40"><text:span text:style-name="T35">&lt;</text:span><text:span text:style-name="T31">input</text:span> <text:span text:style-name="T26">type</text:span>=<text:span text:style-name="T3">"password"</text:span> <text:span text:style-name="T26">name</text:span>=<text:span text:style-name="T3">"password"</text:span> <text:span text:style-name="T26">id</text:span>=<text:span text:style-name="T3">""</text:span> <text:span text:style-name="T26">placeholder</text:span>=<text:span text:style-name="T3">"Password"</text:span> <text:span text:style-name="T35">/&gt;</text:span></text:p>
      <text:p text:style-name="P40">{% for message in messages %}</text:p>
      <text:p text:style-name="P40"><text:span text:style-name="T35">&lt;</text:span><text:span text:style-name="T31">p</text:span> <text:span text:style-name="T26">id</text:span>=<text:span text:style-name="T3">"errors"</text:span><text:span text:style-name="T35">&gt;</text:span>{{message}}<text:span text:style-name="T35">&lt;/</text:span><text:span text:style-name="T31">p</text:span><text:span text:style-name="T35">&gt;</text:span></text:p>
      <text:p text:style-name="P40">{% endfor %}</text:p>
      <text:p text:style-name="P40"><text:span text:style-name="T35">&lt;</text:span><text:span text:style-name="T31">input</text:span> <text:span text:style-name="T26">type</text:span>=<text:span text:style-name="T3">"submit"</text:span> <text:span text:style-name="T26">name</text:span>=<text:span text:style-name="T3">"submit"</text:span> <text:span text:style-name="T26">id</text:span>=<text:span text:style-name="T3">"loginsubmit"</text:span> <text:span text:style-name="T35">/&gt;</text:span></text:p>
      <text:p text:style-name="P81"/>
      <text:p text:style-name="P81"/>
      <text:p text:style-name="P40"><text:span text:style-name="T35">&lt;</text:span><text:span text:style-name="T31">p</text:span> <text:span text:style-name="T26">id</text:span>=<text:span text:style-name="T3">"haveacc"</text:span><text:span text:style-name="T35">&gt;</text:span></text:p>
      <text:p text:style-name="P40">Don't have an account?<text:span text:style-name="T35">&lt;</text:span><text:span text:style-name="T31">a</text:span> <text:span text:style-name="T26">href</text:span>=<text:span text:style-name="T3">"{% url 'registerPage' %}"</text:span><text:span text:style-name="T35">&gt;</text:span></text:p>
      <text:p text:style-name="P40">Register here<text:span text:style-name="T35">&lt;/</text:span><text:span text:style-name="T31">a</text:span><text:span text:style-name="T35">&gt;</text:span></text:p>
      <text:p text:style-name="P40"><text:span text:style-name="T35">&lt;/</text:span><text:span text:style-name="T31">p</text:span><text:span text:style-name="T35">&gt;</text:span></text:p>
      <text:p text:style-name="P40"><text:span text:style-name="T35">&lt;/</text:span><text:span text:style-name="T31">div</text:span><text:span text:style-name="T35">&gt;</text:span></text:p>
      <text:p text:style-name="P40"><text:soft-page-break/><text:span text:style-name="T35">&lt;/</text:span><text:span text:style-name="T31">div</text:span><text:span text:style-name="T35">&gt;</text:span></text:p>
      <text:p text:style-name="P40"><text:span text:style-name="T35">&lt;/</text:span><text:span text:style-name="T31">form</text:span><text:span text:style-name="T35">&gt;</text:span></text:p>
      <text:p text:style-name="P81"/>
      <text:p text:style-name="P40"><text:span text:style-name="T35">&lt;</text:span><text:span text:style-name="T31">style</text:span><text:span text:style-name="T35">&gt;</text:span></text:p>
      <text:p text:style-name="P40"><text:span text:style-name="T42">#loginForm</text:span>{</text:p>
      <text:p text:style-name="P40"><text:span text:style-name="T26">display</text:span>: <text:span text:style-name="T3">flex</text:span>;</text:p>
      <text:p text:style-name="P40"><text:span text:style-name="T26">justify-content</text:span>: <text:span text:style-name="T3">center</text:span>;</text:p>
      <text:p text:style-name="P40">}</text:p>
      <text:p text:style-name="P40"><text:span text:style-name="T42">.formContainer</text:span>{</text:p>
      <text:p text:style-name="P40"><text:span text:style-name="T26">text-align</text:span>: <text:span text:style-name="T3">left</text:span>;</text:p>
      <text:p text:style-name="P40"><text:span text:style-name="T26">margin</text:span>: <text:span text:style-name="T38">24px</text:span> <text:span text:style-name="T38">50px</text:span> <text:span text:style-name="T38">12px</text:span>;</text:p>
      <text:p text:style-name="P40"><text:span text:style-name="T26">border</text:span>: <text:span text:style-name="T3">#4f868c</text:span> <text:span text:style-name="T3">solid</text:span> <text:span text:style-name="T38">5px</text:span>;</text:p>
      <text:p text:style-name="P40">}</text:p>
      <text:p text:style-name="P40"><text:span text:style-name="T42">#naslov</text:span>{</text:p>
      <text:p text:style-name="P40"><text:span text:style-name="T26">text-align</text:span>: <text:span text:style-name="T3">center</text:span>;</text:p>
      <text:p text:style-name="P40"><text:span text:style-name="T26">font-size</text:span>: <text:span text:style-name="T38">50px</text:span>;</text:p>
      <text:p text:style-name="P40"><text:span text:style-name="T26">padding</text:span>: <text:span text:style-name="T38">20px</text:span> <text:span text:style-name="T38">0</text:span> <text:span text:style-name="T38">20px</text:span> <text:span text:style-name="T38">0</text:span>;</text:p>
      <text:p text:style-name="P40">}</text:p>
      <text:p text:style-name="P40"><text:span text:style-name="T42">.container</text:span> {</text:p>
      <text:p text:style-name="P40"><text:span text:style-name="T26">padding</text:span>: <text:span text:style-name="T38">16px</text:span> <text:span text:style-name="T38">0</text:span>;</text:p>
      <text:p text:style-name="P40"><text:span text:style-name="T26">text-align</text:span>: <text:span text:style-name="T3">left</text:span>;</text:p>
      <text:p text:style-name="P40">}</text:p>
      <text:p text:style-name="P40"><text:span text:style-name="T42">input</text:span>[<text:span text:style-name="T26">type</text:span>=<text:span text:style-name="T3">"text"</text:span>],</text:p>
      <text:p text:style-name="P40"><text:span text:style-name="T42">input</text:span>[<text:span text:style-name="T26">type</text:span>=<text:span text:style-name="T3">"password"</text:span>] {</text:p>
      <text:p text:style-name="P40"><text:span text:style-name="T26">width</text:span>: <text:span text:style-name="T38">100%</text:span>;</text:p>
      <text:p text:style-name="P40"><text:span text:style-name="T26">padding</text:span>: <text:span text:style-name="T38">16px</text:span> <text:span text:style-name="T38">10px</text:span>;</text:p>
      <text:p text:style-name="P40"><text:span text:style-name="T26">margin-bottom</text:span>: <text:span text:style-name="T38">30px</text:span>;</text:p>
      <text:p text:style-name="P40"><text:span text:style-name="T26">display</text:span>: <text:span text:style-name="T3">inline-block</text:span>;</text:p>
      <text:p text:style-name="P40"><text:span text:style-name="T26">border</text:span>: <text:span text:style-name="T38">1px</text:span> <text:span text:style-name="T3">solid</text:span> <text:span text:style-name="T3">#ccc</text:span>;</text:p>
      <text:p text:style-name="P40"><text:span text:style-name="T26">font-size</text:span>: <text:span text:style-name="T38">20px</text:span>;</text:p>
      <text:p text:style-name="P40">}</text:p>
      <text:p text:style-name="P40"><text:span text:style-name="T42">#haveacc</text:span>{</text:p>
      <text:p text:style-name="P40"><text:span text:style-name="T26">text-align</text:span>: <text:span text:style-name="T3">center</text:span>;</text:p>
      <text:p text:style-name="P40">}</text:p>
      <text:p text:style-name="P81"/>
      <text:p text:style-name="P40"><text:span text:style-name="T42">#loginsubmit</text:span>{</text:p>
      <text:p text:style-name="P40"><text:span text:style-name="T26">width</text:span>: <text:span text:style-name="T38">100%</text:span>;</text:p>
      <text:p text:style-name="P40"><text:span text:style-name="T26">margin-top</text:span>: <text:span text:style-name="T38">20px</text:span>;</text:p>
      <text:p text:style-name="P40"><text:span text:style-name="T26">font-size</text:span>: <text:span text:style-name="T38">20px</text:span>;</text:p>
      <text:p text:style-name="P40"><text:span text:style-name="T26">background-color</text:span>: <text:span text:style-name="T3">#28a745</text:span>;</text:p>
      <text:p text:style-name="P40"><text:span text:style-name="T26">border-color</text:span>: <text:span text:style-name="T3">#28a745</text:span></text:p>
      <text:p text:style-name="P40">}</text:p>
      <text:p text:style-name="P81"/>
      <text:p text:style-name="P40"><text:span text:style-name="T42">#errors</text:span>{</text:p>
      <text:p text:style-name="P40"><text:span text:style-name="T26">color</text:span>: <text:span text:style-name="T3">red</text:span>;</text:p>
      <text:p text:style-name="P40">}</text:p>
      <text:p text:style-name="P40"><text:span text:style-name="T35">&lt;/</text:span><text:span text:style-name="T31">style</text:span><text:span text:style-name="T35">&gt;</text:span></text:p>
      <text:p text:style-name="P40"><text:soft-page-break/><text:span text:style-name="T35">&lt;/</text:span><text:span text:style-name="T31">body</text:span><text:span text:style-name="T35">&gt;</text:span></text:p>
      <text:p text:style-name="P40"><text:span text:style-name="T35">&lt;/</text:span><text:span text:style-name="T31">html</text:span><text:span text:style-name="T35">&gt;</text:span></text:p>
      <text:p text:style-name="P40">{% endblock content%}</text:p>
      <text:p text:style-name="P28"/>
      <text:p text:style-name="P29">Zatim kada pravis logout odes isto u urls.py</text:p>
      <text:p text:style-name="P29">pa onda u views.py napises</text:p>
      <text:p text:style-name="P68"><text:span text:style-name="T31">def</text:span> <text:span text:style-name="T25">logoutPage</text:span>(<text:span text:style-name="T26">request</text:span>):</text:p>
      <text:p text:style-name="P40"><text:span text:style-name="T25">logout</text:span>(<text:span text:style-name="T26">request</text:span>)</text:p>
      <text:p text:style-name="P40"><text:span text:style-name="T21">return</text:span> <text:span text:style-name="T25">redirect</text:span>(<text:span text:style-name="T3">'/'</text:span>)</text:p>
      <text:p text:style-name="P29"/>
      <text:p text:style-name="P30">I ofc u navbaru osposobis linkove za sve.</text:p>
      <text:p text:style-name="P30"/>
      <text:p text:style-name="P9">11.Korak</text:p>
      <text:p text:style-name="P31"/>
      <text:p text:style-name="P31">Email:</text:p>
      <text:p text:style-name="P31"/>
      <text:p text:style-name="P32">prvo odes u settings.py I napises skroz dole:</text:p>
      <text:p text:style-name="P32"/>
      <text:p text:style-name="P69"><text:span text:style-name="T34">EMAIL_HOST</text:span> = <text:span text:style-name="T3">'smtp.gmail.com'</text:span></text:p>
      <text:p text:style-name="P40"><text:span text:style-name="T34">EMAIL_PORT</text:span> = <text:span text:style-name="T38">587</text:span></text:p>
      <text:p text:style-name="P40"><text:span text:style-name="T34">EMAIL_USE_TLS</text:span> = <text:span text:style-name="T31">True</text:span></text:p>
      <text:p text:style-name="P40"><text:span text:style-name="T34">EMAIL_HOST_USER</text:span> = <text:span text:style-name="T3">'darko.spasojevic33@gmail.com'</text:span></text:p>
      <text:p text:style-name="P40"><text:span text:style-name="T34">EMAIL_HOST_PASSWORD</text:span> = <text:span text:style-name="T3">'qggzangmxeffjguy'</text:span></text:p>
      <text:p text:style-name="P135">#novo gugl pravilo je to da na ovakve sajtove vise ne stavljas svoju originalnu gmail lozinku, vec moras da odes u gugl security da ti on da neku random lozinku koju ces ubaciti ovde</text:p>
      <text:p text:style-name="P40"><text:span text:style-name="T34">EMAIL_BACKEND</text:span> = <text:span text:style-name="T3">'django.core.mail.backends.smtp.EmailBackend'</text:span></text:p>
      <text:p text:style-name="P140"/>
      <text:p text:style-name="P125">zatim odes u views.py I na pocetku napises:</text:p>
      <text:p text:style-name="P78"><text:span text:style-name="T21">from</text:span> <text:span text:style-name="T23">django</text:span>.<text:span text:style-name="T23">core</text:span>.<text:span text:style-name="T23">mail</text:span> <text:span text:style-name="T21">import</text:span> <text:span text:style-name="T23">EmailMessage</text:span></text:p>
      <text:p text:style-name="P40"><text:span text:style-name="T21">from</text:span> <text:span text:style-name="T23">django</text:span>.<text:span text:style-name="T23">conf</text:span> <text:span text:style-name="T21">import</text:span> <text:span text:style-name="T26">settings</text:span></text:p>
      <text:p text:style-name="P40"><text:span text:style-name="T21">from</text:span> <text:span text:style-name="T23">django</text:span>.<text:span text:style-name="T23">template</text:span>.<text:span text:style-name="T23">loader</text:span> <text:span text:style-name="T21">import</text:span> <text:span text:style-name="T25">render_to_string</text:span></text:p>
      <text:p text:style-name="P125"/>
      <text:p text:style-name="P126">onda u checkout funkciji kod vec postojaceg if-a napises:</text:p>
      <text:p text:style-name="P79"><text:span text:style-name="T21">if</text:span> <text:span text:style-name="T26">request</text:span>.user.is_authenticated:</text:p>
      <text:p text:style-name="P40"><text:span text:style-name="T26">customer</text:span> = <text:span text:style-name="T23">Customer</text:span>.<text:span text:style-name="T26">objects</text:span>.<text:span text:style-name="T25">first</text:span>()</text:p>
      <text:p text:style-name="P40"><text:span text:style-name="T26">order</text:span>, <text:span text:style-name="T26">created</text:span> = <text:span text:style-name="T23">Order</text:span>.<text:span text:style-name="T26">objects</text:span>.<text:span text:style-name="T25">get_or_create</text:span>(<text:span text:style-name="T26">customer</text:span>=<text:span text:style-name="T26">customer</text:span>, <text:span text:style-name="T26">complete</text:span>=<text:span text:style-name="T31">False</text:span>)</text:p>
      <text:p text:style-name="P40"><text:span text:style-name="T26">items</text:span> = <text:span text:style-name="T26">order</text:span>.orderitem_set.all()</text:p>
      <text:p text:style-name="P40"><text:span text:style-name="T26">cartItems</text:span> = <text:span text:style-name="T26">order</text:span>.get_cart_items</text:p>
      <text:p text:style-name="P81"/>
      <text:p text:style-name="P40"><text:span text:style-name="T26">html_message</text:span> = <text:span text:style-name="T25">render_to_string</text:span>(<text:span text:style-name="T3">'store/podaciokorisniku.html'</text:span>, {<text:span text:style-name="T3">'user'</text:span>: <text:span text:style-name="T26">request</text:span>.user, <text:span text:style-name="T3">'email'</text:span>: <text:span text:style-name="T26">request</text:span>.user.email, <text:span text:style-name="T3">'grad'</text:span>: <text:span text:style-name="T26">request</text:span>.user.first_name, <text:span text:style-name="T3">'adresa'</text:span>: <text:span text:style-name="T26">request</text:span>.user.last_name, <text:span text:style-name="T3">'total'</text:span>: <text:span text:style-name="T26">order</text:span>.get_cart_total, <text:span text:style-name="T3">'ukupnoukorpi'</text:span>: <text:span text:style-name="T26">order</text:span>.get_cart_items})</text:p>
      <text:p text:style-name="P135"/>
      <text:p text:style-name="P135"/>
      <text:p text:style-name="P40"><text:span text:style-name="T26">email</text:span> = <text:span text:style-name="T23">EmailMessage</text:span>(</text:p>
      <text:p text:style-name="P40"><text:span text:style-name="T3">'Podaci o korisniku'</text:span>,</text:p>
      <text:p text:style-name="P40"><text:span text:style-name="T26">html_message</text:span>,</text:p>
      <text:p text:style-name="P40"><text:soft-page-break/><text:span text:style-name="T26">settings</text:span>.EMAIL_HOST_USER,</text:p>
      <text:p text:style-name="P40">[<text:span text:style-name="T3">'darko.spasojevic33@gmail.com'</text:span>],</text:p>
      <text:p text:style-name="P40">)</text:p>
      <text:p text:style-name="P40"><text:span text:style-name="T26">email</text:span>.fail_silently = <text:span text:style-name="T31">False</text:span></text:p>
      <text:p text:style-name="P40"><text:span text:style-name="T26">email</text:span>.<text:span text:style-name="T25">send</text:span>()</text:p>
      <text:p text:style-name="P40"><text:span text:style-name="T21">else</text:span>:</text:p>
      <text:p text:style-name="P40"><text:span text:style-name="T26">items</text:span> = []</text:p>
      <text:p text:style-name="P40"><text:span text:style-name="T26">order</text:span> = {<text:span text:style-name="T3">'get_cart_total'</text:span>: <text:span text:style-name="T38">0</text:span>, <text:span text:style-name="T3">'get_cart_items'</text:span>: <text:span text:style-name="T38">0</text:span>, <text:span text:style-name="T3">'shipping'</text:span>: <text:span text:style-name="T31">False</text:span>}</text:p>
      <text:p text:style-name="P40"><text:span text:style-name="T26">cartItems</text:span> = <text:span text:style-name="T26">order</text:span>[<text:span text:style-name="T3">'get_cart_items'</text:span>]</text:p>
      <text:p text:style-name="P40"/>
      <text:p text:style-name="P126">Zatim napravis novi templejt koji se zove podaciokorisniku.html koji ce izgledati ovako:</text:p>
      <text:p text:style-name="P126"/>
      <text:p text:style-name="P79">Darko,</text:p>
      <text:p text:style-name="P40">Podaci o korisniku sa djangovog ecommerce2 sajta su:</text:p>
      <text:p text:style-name="P40">Ime: {{user}}</text:p>
      <text:p text:style-name="P40">Email: {{email}}</text:p>
      <text:p text:style-name="P40">Grad: {{grad}}</text:p>
      <text:p text:style-name="P40">Adresa: {{adresa}}</text:p>
      <text:p text:style-name="P40">Ukupno para: {{total}}</text:p>
      <text:p text:style-name="P40">Ukupno u korpi: {{ukupnoukorpi}}</text:p>
      <text:p text:style-name="P126"/>
      <text:p text:style-name="P126">Onda u checkout.html kod confirm dugmeta u modal bloku napises:</text:p>
      <text:p text:style-name="P126"/>
      <text:p text:style-name="P79"><text:span text:style-name="T35">&lt;</text:span><text:span text:style-name="T31">form</text:span> <text:span text:style-name="T26">action</text:span>=<text:span text:style-name="T3">"{% url 'checkout' %}"</text:span> <text:span text:style-name="T26">method</text:span>=<text:span text:style-name="T3">"POST"</text:span> <text:span text:style-name="T26">id</text:span>=<text:span text:style-name="T3">"posaljipodatke"</text:span> <text:span text:style-name="T35">&gt;</text:span></text:p>
      <text:p text:style-name="P40">{% csrf_token %}</text:p>
      <text:p text:style-name="P40"><text:span text:style-name="T35">&lt;</text:span><text:span text:style-name="T31">input</text:span> <text:span text:style-name="T26">type</text:span>=<text:span text:style-name="T3">"submit"</text:span> <text:span text:style-name="T26">name</text:span>=<text:span text:style-name="T3">"purchase"</text:span> <text:span text:style-name="T26">class</text:span>=<text:span text:style-name="T3">"btn btn-danger btn-block"</text:span><text:span text:style-name="T35">&gt;</text:span></text:p>
      <text:p text:style-name="P126"/>
      <text:p text:style-name="P10">12.Korak</text:p>
      <text:p text:style-name="P10"/>
      <text:p text:style-name="P33">Osposobi search bar</text:p>
      <text:p text:style-name="P33"/>
      <text:p text:style-name="P33">U nav.html napravi search bar koji izgleda:</text:p>
      <text:p text:style-name="P70"><text:span text:style-name="T35">&lt;</text:span><text:span text:style-name="T31">form</text:span> <text:span text:style-name="T26">class</text:span>=<text:span text:style-name="T3">"form-inline"</text:span> <text:span text:style-name="T26">method</text:span>=<text:span text:style-name="T3">"get"</text:span> <text:span text:style-name="T26">action</text:span>=<text:span text:style-name="T3">'{% url "searchProducts" %}'</text:span><text:span text:style-name="T35">&gt;</text:span></text:p>
      <text:p text:style-name="P40">{% csrf_token %}</text:p>
      <text:p text:style-name="P40"><text:span text:style-name="T35">&lt;</text:span><text:span text:style-name="T31">input</text:span> <text:span text:style-name="T26">class</text:span>=<text:span text:style-name="T3">"form-control mr-sm-2"</text:span> <text:span text:style-name="T26">type</text:span>=<text:span text:style-name="T3">"search"</text:span> <text:span text:style-name="T26">placeholder</text:span>=<text:span text:style-name="T3">"Search products"</text:span> <text:span text:style-name="T26">aria-label</text:span>=<text:span text:style-name="T3">"Search"</text:span> <text:span text:style-name="T26">name</text:span>=<text:span text:style-name="T3">"searched"</text:span><text:span text:style-name="T35">&gt;</text:span></text:p>
      <text:p text:style-name="P40"><text:span text:style-name="T35">&lt;</text:span><text:span text:style-name="T31">button</text:span> <text:span text:style-name="T26">class</text:span>=<text:span text:style-name="T3">"btn btn-danger my-2 my-sm-0"</text:span> <text:span text:style-name="T26">type</text:span>=<text:span text:style-name="T3">"submit"</text:span><text:span text:style-name="T35">&gt;</text:span>Search<text:span text:style-name="T35">&lt;/</text:span><text:span text:style-name="T31">button</text:span><text:span text:style-name="T35">&gt;</text:span></text:p>
      <text:p text:style-name="P40"><text:span text:style-name="T35">&lt;/</text:span><text:span text:style-name="T31">form</text:span><text:span text:style-name="T35">&gt;</text:span></text:p>
      <text:p text:style-name="P33"/>
      <text:p text:style-name="P33">Onda u urls.py napises:</text:p>
      <text:p text:style-name="P33"/>
      <text:p text:style-name="P70"><text:span text:style-name="T25">path</text:span>(<text:span text:style-name="T3">'searchProducts/'</text:span>, <text:span text:style-name="T23">views</text:span>.<text:span text:style-name="T25">searchProducts</text:span>, <text:span text:style-name="T26">name</text:span>=<text:span text:style-name="T3">'searchProducts'</text:span>),</text:p>
      <text:p text:style-name="P33"/>
      <text:p text:style-name="P33">Onda u views.py napises:</text:p>
      <text:p text:style-name="P70"><text:span text:style-name="T31">def</text:span> <text:span text:style-name="T25">searchProducts</text:span>(<text:span text:style-name="T26">request</text:span>):</text:p>
      <text:p text:style-name="P40"><text:span text:style-name="T21">if</text:span> <text:span text:style-name="T26">request</text:span>.method == <text:span text:style-name="T3">'GET'</text:span>:</text:p>
      <text:p text:style-name="P40"><text:span text:style-name="T26">searched</text:span> = <text:span text:style-name="T26">request</text:span>.GET.get(<text:span text:style-name="T3">'searched'</text:span>)</text:p>
      <text:p text:style-name="P40"><text:soft-page-break/><text:span text:style-name="T21">if</text:span> <text:span text:style-name="T26">searched</text:span>:</text:p>
      <text:p text:style-name="P81"/>
      <text:p text:style-name="P40"><text:span text:style-name="T26">products</text:span> = <text:span text:style-name="T23">Product</text:span>.<text:span text:style-name="T26">objects</text:span>.<text:span text:style-name="T25">filter</text:span>(<text:span text:style-name="T26">name__contains</text:span> = <text:span text:style-name="T26">searched</text:span>)</text:p>
      <text:p text:style-name="P40"><text:span text:style-name="T26">context</text:span> = {<text:span text:style-name="T3">'products'</text:span>: <text:span text:style-name="T26">products</text:span>}</text:p>
      <text:p text:style-name="P40"><text:span text:style-name="T21">return</text:span> <text:span text:style-name="T25">render</text:span>(<text:span text:style-name="T26">request</text:span>, <text:span text:style-name="T3">'store/searchProducts.html'</text:span>, <text:span text:style-name="T26">context</text:span>)</text:p>
      <text:p text:style-name="P40"><text:span text:style-name="T21">else</text:span>:</text:p>
      <text:p text:style-name="P40"><text:span text:style-name="T26">products</text:span> = <text:span text:style-name="T23">Product</text:span>.<text:span text:style-name="T26">objects</text:span>.<text:span text:style-name="T25">all</text:span>()</text:p>
      <text:p text:style-name="P40"><text:span text:style-name="T26">customer</text:span> = <text:span text:style-name="T23">Customer</text:span>.<text:span text:style-name="T26">objects</text:span>.<text:span text:style-name="T25">first</text:span>()</text:p>
      <text:p text:style-name="P40"><text:span text:style-name="T26">order</text:span>, <text:span text:style-name="T26">created</text:span> = <text:span text:style-name="T23">Order</text:span>.<text:span text:style-name="T26">objects</text:span>.<text:span text:style-name="T25">get_or_create</text:span>(<text:span text:style-name="T26">customer</text:span>=<text:span text:style-name="T26">customer</text:span>, <text:span text:style-name="T26">complete</text:span>=<text:span text:style-name="T31">False</text:span>)</text:p>
      <text:p text:style-name="P40"><text:span text:style-name="T26">items</text:span> = <text:span text:style-name="T26">order</text:span>.orderitem_set.all()</text:p>
      <text:p text:style-name="P40"><text:span text:style-name="T26">cartItems</text:span> = <text:span text:style-name="T26">order</text:span>.get_cart_items</text:p>
      <text:p text:style-name="P81"/>
      <text:p text:style-name="P40"><text:span text:style-name="T26">context</text:span> = {<text:span text:style-name="T3">'products'</text:span>: <text:span text:style-name="T26">products</text:span>,<text:span text:style-name="T3">'items'</text:span>: <text:span text:style-name="T26">items</text:span>, <text:span text:style-name="T3">'order'</text:span>: <text:span text:style-name="T26">order</text:span>, <text:span text:style-name="T3">'cartItems'</text:span>: <text:span text:style-name="T26">cartItems</text:span>}</text:p>
      <text:p text:style-name="P40"><text:span text:style-name="T21">return</text:span> <text:span text:style-name="T25">render</text:span>(<text:span text:style-name="T26">request</text:span>, <text:span text:style-name="T3">'store/trgovina.html'</text:span>, <text:span text:style-name="T26">context</text:span>)</text:p>
      <text:p text:style-name="P40"/>
      <text:p text:style-name="P127">I napravis novi templejt searchProducts.html koji izgleda ovako:</text:p>
      <text:p text:style-name="P80"/>
      <text:p text:style-name="P80">{%include 'store/nav.html'%}</text:p>
      <text:p text:style-name="P40">{% block content %}</text:p>
      <text:p text:style-name="P141"/>
      <text:p text:style-name="P40"><text:span text:style-name="T35">&lt;</text:span><text:span text:style-name="T31">div</text:span> <text:span text:style-name="T26">class</text:span>=<text:span text:style-name="T3">"row row-cols-1 row-cols-md-3 g-4"</text:span><text:span text:style-name="T35">&gt;</text:span></text:p>
      <text:p text:style-name="P40">{% if products %}</text:p>
      <text:p text:style-name="P40">{% for product in products %}</text:p>
      <text:p text:style-name="P40"><text:span text:style-name="T35">&lt;</text:span><text:span text:style-name="T31">div</text:span> <text:span text:style-name="T26">class</text:span>=<text:span text:style-name="T3">"col"</text:span><text:span text:style-name="T35">&gt;</text:span></text:p>
      <text:p text:style-name="P40"><text:span text:style-name="T35">&lt;</text:span><text:span text:style-name="T31">div</text:span> <text:span text:style-name="T26">class</text:span>=<text:span text:style-name="T3">"card h-100"</text:span><text:span text:style-name="T35">&gt;</text:span></text:p>
      <text:p text:style-name="P40"><text:span text:style-name="T35">&lt;</text:span><text:span text:style-name="T31">img</text:span> <text:span text:style-name="T26">src</text:span>=<text:span text:style-name="T3">'{{product.image.url}}'</text:span> <text:span text:style-name="T26">class</text:span>=<text:span text:style-name="T3">"card-img-top"</text:span> <text:span text:style-name="T26">alt</text:span>=<text:span text:style-name="T3">"..."</text:span><text:span text:style-name="T35">&gt;</text:span></text:p>
      <text:p text:style-name="P40"><text:span text:style-name="T35">&lt;</text:span><text:span text:style-name="T31">div</text:span> <text:span text:style-name="T26">class</text:span>=<text:span text:style-name="T3">"card-body"</text:span><text:span text:style-name="T35">&gt;</text:span></text:p>
      <text:p text:style-name="P40"><text:span text:style-name="T35">&lt;</text:span><text:span text:style-name="T31">h5</text:span> <text:span text:style-name="T26">class</text:span>=<text:span text:style-name="T3">"card-title"</text:span><text:span text:style-name="T35">&gt;</text:span>{{product.name}}<text:span text:style-name="T35">&lt;/</text:span><text:span text:style-name="T31">h5</text:span><text:span text:style-name="T35">&gt;</text:span></text:p>
      <text:p text:style-name="P40"><text:span text:style-name="T35">&lt;</text:span><text:span text:style-name="T31">p</text:span> <text:span text:style-name="T26">class</text:span>=<text:span text:style-name="T3">"card-text"</text:span><text:span text:style-name="T35">&gt;</text:span>12345.<text:span text:style-name="T35">&lt;/</text:span><text:span text:style-name="T31">p</text:span><text:span text:style-name="T35">&gt;</text:span></text:p>
      <text:p text:style-name="P40"><text:span text:style-name="T35">&lt;</text:span><text:span text:style-name="T31">p</text:span><text:span text:style-name="T35">&gt;</text:span>Cena: {{product.price|floatformat:2}} e<text:span text:style-name="T35">&lt;/</text:span><text:span text:style-name="T31">p</text:span><text:span text:style-name="T35">&gt;</text:span></text:p>
      <text:p text:style-name="P40"><text:span text:style-name="T35">&lt;/</text:span><text:span text:style-name="T31">div</text:span><text:span text:style-name="T35">&gt;</text:span></text:p>
      <text:p text:style-name="P40"><text:span text:style-name="T35">&lt;</text:span><text:span text:style-name="T31">div</text:span> <text:span text:style-name="T26">class</text:span>=<text:span text:style-name="T3">"card-footer"</text:span><text:span text:style-name="T35">&gt;</text:span></text:p>
      <text:p text:style-name="P40"><text:span text:style-name="T35">&lt;</text:span><text:span text:style-name="T31">button</text:span> <text:span text:style-name="T26">data-product</text:span> = <text:span text:style-name="T3">{{product.id}}</text:span> <text:span text:style-name="T26">data-action</text:span>=<text:span text:style-name="T3">"add"</text:span> <text:span text:style-name="T26">class</text:span>=<text:span text:style-name="T3">"btn btn-dark update-cart"</text:span> <text:span text:style-name="T26">onclick</text:span>=<text:span text:style-name="T3">'</text:span><text:span text:style-name="T25">updateCart</text:span><text:span text:style-name="T3">()'</text:span><text:span text:style-name="T35">&gt;</text:span></text:p>
      <text:p text:style-name="P40">Add to cart</text:p>
      <text:p text:style-name="P40"><text:span text:style-name="T35">&lt;/</text:span><text:span text:style-name="T31">button</text:span><text:span text:style-name="T35">&gt;</text:span></text:p>
      <text:p text:style-name="P40"><text:span text:style-name="T35">&lt;</text:span><text:span text:style-name="T31">button</text:span> <text:span text:style-name="T26">class</text:span>=<text:span text:style-name="T3">"btn btn-success"</text:span><text:span text:style-name="T35">&gt;</text:span></text:p>
      <text:p text:style-name="P40"><text:span text:style-name="T35">&lt;</text:span><text:span text:style-name="T31">a</text:span> <text:span text:style-name="T26">href</text:span>=<text:span text:style-name="T3">""</text:span> <text:span text:style-name="T26">style</text:span>=<text:span text:style-name="T3">"color: white; text-decoration: none;"</text:span><text:span text:style-name="T35">&gt;</text:span>View product<text:span text:style-name="T35">&lt;/</text:span><text:span text:style-name="T31">a</text:span><text:span text:style-name="T35">&gt;</text:span></text:p>
      <text:p text:style-name="P40"><text:span text:style-name="T35">&lt;/</text:span><text:span text:style-name="T31">button</text:span><text:span text:style-name="T35">&gt;</text:span></text:p>
      <text:p text:style-name="P40"><text:span text:style-name="T35">&lt;/</text:span><text:span text:style-name="T31">div</text:span><text:span text:style-name="T35">&gt;</text:span></text:p>
      <text:p text:style-name="P40"><text:span text:style-name="T35">&lt;/</text:span><text:span text:style-name="T31">div</text:span><text:span text:style-name="T35">&gt;</text:span></text:p>
      <text:p text:style-name="P40"><text:span text:style-name="T35">&lt;/</text:span><text:span text:style-name="T31">div</text:span><text:span text:style-name="T35">&gt;</text:span></text:p>
      <text:p text:style-name="P40">{% endfor %}</text:p>
      <text:p text:style-name="P40">{% else %}</text:p>
      <text:p text:style-name="P40"><text:span text:style-name="T35">&lt;</text:span><text:span text:style-name="T31">p</text:span><text:span text:style-name="T35">&gt;</text:span>Could not find searched item :(<text:span text:style-name="T35">&lt;/</text:span><text:span text:style-name="T31">p</text:span><text:span text:style-name="T35">&gt;</text:span></text:p>
      <text:p text:style-name="P40">{% endif %}</text:p>
      <text:p text:style-name="P81"><text:soft-page-break/></text:p>
      <text:p text:style-name="P40"><text:span text:style-name="T35">&lt;/</text:span><text:span text:style-name="T31">div</text:span><text:span text:style-name="T35">&gt;</text:span></text:p>
      <text:p text:style-name="P141"/>
      <text:p text:style-name="P40">{% endblock %}</text:p>
      <text:p text:style-name="P80"/>
      <text:p text:style-name="P33"/>
      <text:p text:style-name="P15"/>
      <text:p text:style-name="P7"/>
      <text:p text:style-name="P7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0T11:31:49.596474680</meta:creation-date>
    <dc:date>2022-09-13T11:05:58.732448199</dc:date>
    <meta:editing-duration>P1DT6H31M29S</meta:editing-duration>
    <meta:editing-cycles>71</meta:editing-cycles>
    <meta:generator>LibreOffice/6.0.7.3$Linux_X86_64 LibreOffice_project/00m0$Build-3</meta:generator>
    <meta:document-statistic meta:table-count="0" meta:image-count="0" meta:object-count="0" meta:page-count="20" meta:paragraph-count="689" meta:word-count="2458" meta:character-count="21120" meta:non-whitespace-character-count="19324"/>
  </office:meta>
</office:document-meta>
</file>